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なるほど">
            <text:p>なるほど</text:p>
          </table:table-cell>
          <table:table-cell office:value-type="string" office:value="なるほど">
            <text:p>なるほど</text:p>
          </table:table-cell>
          <table:table-cell office:value-type="string" office:value="I see, now I understand">
            <text:p>I see, now I understan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ほど、よく分かりました。">
            <text:p>なるほど、よく分かりました。</text:p>
          </table:table-cell>
          <table:table-cell office:value-type="string" office:value="なるほど、よく わかりました。">
            <text:p>なるほど、よく わかりました。</text:p>
          </table:table-cell>
          <table:table-cell office:value-type="string" office:value="I see--now I understand well.">
            <text:p>I see--now I understand well.</text:p>
          </table:table-cell>
          <table:table-cell office:value-type="string" office:value="なるほど、これなら簡単です。">
            <text:p>なるほど、これなら簡単です。</text:p>
          </table:table-cell>
          <table:table-cell office:value-type="string" office:value="なるほど、これ なら かんたん です。">
            <text:p>なるほど、これ なら かんたん です。</text:p>
          </table:table-cell>
          <table:table-cell office:value-type="string" office:value="I see. It's easier this way.">
            <text:p>I see. It's easier this w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り">
            <text:p>つまり</text:p>
          </table:table-cell>
          <table:table-cell office:value-type="string" office:value="つまり">
            <text:p>つまり</text:p>
          </table:table-cell>
          <table:table-cell office:value-type="string" office:value="in short, that is to say">
            <text:p>in short, that is to s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つまり、あなたは何も知らないのですね。">
            <text:p>つまり、あなたは何も知らないのですね。</text:p>
          </table:table-cell>
          <table:table-cell office:value-type="string" office:value="つまり、あなた は なに も しらない の です ね。">
            <text:p>つまり、あなた は なに も しらない の です ね。</text:p>
          </table:table-cell>
          <table:table-cell office:value-type="string" office:value="So, in short, you don't know anything.">
            <text:p>So, in short, you don't know anything.</text:p>
          </table:table-cell>
          <table:table-cell office:value-type="string" office:value="つまり、あなたは今の仕事が好きじゃないんですね。">
            <text:p>つまり、あなたは今の仕事が好きじゃないんですね。</text:p>
          </table:table-cell>
          <table:table-cell office:value-type="string" office:value="つまり、あなた は いま の しごと が すき じゃ ない ん です ね。">
            <text:p>つまり、あなた は いま の しごと が すき じゃ ない ん です ね。</text:p>
          </table:table-cell>
          <table:table-cell office:value-type="string" office:value="In short, you don't like your current job, right?">
            <text:p>In short, you don't like your current job, right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のまま">
            <text:p>そのまま</text:p>
          </table:table-cell>
          <table:table-cell office:value-type="string" office:value="そのまま">
            <text:p>そのまま</text:p>
          </table:table-cell>
          <table:table-cell office:value-type="string" office:value="as it is, just like that">
            <text:p>as it is, just like tha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のままお待ちください。">
            <text:p>そのままお待ちください。</text:p>
          </table:table-cell>
          <table:table-cell office:value-type="string" office:value="そのまま おまち ください。">
            <text:p>そのまま おまち ください。</text:p>
          </table:table-cell>
          <table:table-cell office:value-type="string" office:value="Please hold on.">
            <text:p>Please hold on.</text:p>
          </table:table-cell>
          <table:table-cell office:value-type="string" office:value="これはそのまま食べられます。">
            <text:p>これはそのまま食べられます。</text:p>
          </table:table-cell>
          <table:table-cell office:value-type="string" office:value="これ は そのまま たべられます。">
            <text:p>これ は そのまま たべられます。</text:p>
          </table:table-cell>
          <table:table-cell office:value-type="string" office:value="You can eat this as it is.">
            <text:p>You can eat this as it i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っきり">
            <text:p>はっきり</text:p>
          </table:table-cell>
          <table:table-cell office:value-type="string" office:value="はっきり">
            <text:p>はっきり</text:p>
          </table:table-cell>
          <table:table-cell office:value-type="string" office:value="clearly">
            <text:p>cle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日は山がはっきり見える。">
            <text:p>今日は山がはっきり見える。</text:p>
          </table:table-cell>
          <table:table-cell office:value-type="string" office:value="きょう は やま が はっきり みえる。">
            <text:p>きょう は やま が はっきり みえる。</text:p>
          </table:table-cell>
          <table:table-cell office:value-type="string" office:value="You can see the mountains clearly today.">
            <text:p>You can see the mountains clearly today.</text:p>
          </table:table-cell>
          <table:table-cell office:value-type="string" office:value="あの人はいつも自分の意見をはっきり言う。">
            <text:p>あの人はいつも自分の意見をはっきり言う。</text:p>
          </table:table-cell>
          <table:table-cell office:value-type="string" office:value="あの ひと は いつも じぶん の いけん を はっきり いう。">
            <text:p>あの ひと は いつも じぶん の いけん を はっきり いう。</text:p>
          </table:table-cell>
          <table:table-cell office:value-type="string" office:value="That person always expresses his opinions clearly.">
            <text:p>That person always expresses his opinions clearl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変">
            <text:p>大変</text:p>
          </table:table-cell>
          <table:table-cell office:value-type="string" office:value="たいへん">
            <text:p>たいへん</text:p>
          </table:table-cell>
          <table:table-cell office:value-type="string" office:value="awful, hard">
            <text:p>awful, har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大変なことが起こりました。">
            <text:p>大変なことが起こりました。</text:p>
          </table:table-cell>
          <table:table-cell office:value-type="string" office:value="たいへんな こと が おこりました。">
            <text:p>たいへんな こと が おこりました。</text:p>
          </table:table-cell>
          <table:table-cell office:value-type="string" office:value="A terrible thing happened.">
            <text:p>A terrible thing happened.</text:p>
          </table:table-cell>
          <table:table-cell office:value-type="string" office:value="毎日勉強が大変です。">
            <text:p>毎日勉強が大変です。</text:p>
          </table:table-cell>
          <table:table-cell office:value-type="string" office:value="まいにち べんきょう が たいへん です。">
            <text:p>まいにち べんきょう が たいへん です。</text:p>
          </table:table-cell>
          <table:table-cell office:value-type="string" office:value="My studies are a lot of work every day.">
            <text:p>My studies are a lot of work every d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簡単">
            <text:p>簡単</text:p>
          </table:table-cell>
          <table:table-cell office:value-type="string" office:value="かんたん">
            <text:p>かんたん</text:p>
          </table:table-cell>
          <table:table-cell office:value-type="string" office:value="simple, easy">
            <text:p>simple, eas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料理はとても簡単です。">
            <text:p>この料理はとても簡単です。</text:p>
          </table:table-cell>
          <table:table-cell office:value-type="string" office:value="この りょうり は とても かんたん です。">
            <text:p>この りょうり は とても かんたん です。</text:p>
          </table:table-cell>
          <table:table-cell office:value-type="string" office:value="This dish is very easy to make.">
            <text:p>This dish is very easy to make.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似ている">
            <text:p>似ている</text:p>
          </table:table-cell>
          <table:table-cell office:value-type="string" office:value="にている">
            <text:p>にている</text:p>
          </table:table-cell>
          <table:table-cell office:value-type="string" office:value="look like, resemble">
            <text:p>look like, resemb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母に似ています。">
            <text:p>私は母に似ています。</text:p>
          </table:table-cell>
          <table:table-cell office:value-type="string" office:value="わたし は はは に にて います。">
            <text:p>わたし は はは に にて います。</text:p>
          </table:table-cell>
          <table:table-cell office:value-type="string" office:value="I resemble my mother.">
            <text:p>I resemble my mother.</text:p>
          </table:table-cell>
          <table:table-cell office:value-type="string" office:value="彼はお兄さんによく似ている。">
            <text:p>彼はお兄さんによく似ている。</text:p>
          </table:table-cell>
          <table:table-cell office:value-type="string" office:value="かれ は おにいさん に よく にて いる。">
            <text:p>かれ は おにいさん に よく にて いる。</text:p>
          </table:table-cell>
          <table:table-cell office:value-type="string" office:value="He looks a lot like his older brother.">
            <text:p>He looks a lot like his older brot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驚く">
            <text:p>驚く</text:p>
          </table:table-cell>
          <table:table-cell office:value-type="string" office:value="おどろく">
            <text:p>おどろく</text:p>
          </table:table-cell>
          <table:table-cell office:value-type="string" office:value="be surprised, be startled">
            <text:p>be surprised, be startl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血を見て驚いた。">
            <text:p>彼は血を見て驚いた。</text:p>
          </table:table-cell>
          <table:table-cell office:value-type="string" office:value="かれ は ち を みて おどろいた。">
            <text:p>かれ は ち を みて おどろいた。</text:p>
          </table:table-cell>
          <table:table-cell office:value-type="string" office:value="He was surprised when he saw the blood.">
            <text:p>He was surprised when he saw the blood.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by the strength of the wind.">
            <text:p>I was surprised by the strength of the win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">
            <text:p>嫌</text:p>
          </table:table-cell>
          <table:table-cell office:value-type="string" office:value="いや">
            <text:p>いや</text:p>
          </table:table-cell>
          <table:table-cell office:value-type="string" office:value="dislike, don't like">
            <text:p>dislike, don't lik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待つのが嫌だ。">
            <text:p>私は待つのが嫌だ。</text:p>
          </table:table-cell>
          <table:table-cell office:value-type="string" office:value="わたし は まつ の が いや だ。">
            <text:p>わたし は まつ の が いや だ。</text:p>
          </table:table-cell>
          <table:table-cell office:value-type="string" office:value="I don't like to wait.">
            <text:p>I don't like to wait.</text:p>
          </table:table-cell>
          <table:table-cell office:value-type="string" office:value="彼は嫌な男だ。">
            <text:p>彼は嫌な男だ。</text:p>
          </table:table-cell>
          <table:table-cell office:value-type="string" office:value="かれ は いやな おとこ だ。">
            <text:p>かれ は いやな おとこ だ。</text:p>
          </table:table-cell>
          <table:table-cell office:value-type="string" office:value="He is an unlikable man.">
            <text:p>He is an unlikable ma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喧嘩">
            <text:p>喧嘩</text:p>
          </table:table-cell>
          <table:table-cell office:value-type="string" office:value="けんか">
            <text:p>けんか</text:p>
          </table:table-cell>
          <table:table-cell office:value-type="string" office:value="fight, argument">
            <text:p>fight, argu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喧嘩はやめて。">
            <text:p>喧嘩はやめて。</text:p>
          </table:table-cell>
          <table:table-cell office:value-type="string" office:value="けんか は やめて。">
            <text:p>けんか は やめて。</text:p>
          </table:table-cell>
          <table:table-cell office:value-type="string" office:value="Stop fighting.">
            <text:p>Stop fighting.</text:p>
          </table:table-cell>
          <table:table-cell office:value-type="string" office:value="妹とひどい喧嘩をした。">
            <text:p>妹とひどい喧嘩をした。</text:p>
          </table:table-cell>
          <table:table-cell office:value-type="string" office:value="いもうと と ひどい けんか を した。">
            <text:p>いもうと と ひどい けんか を した。</text:p>
          </table:table-cell>
          <table:table-cell office:value-type="string" office:value="I had an awful fight with my little sister.">
            <text:p>I had an awful fight with my little sis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れる">
            <text:p>遅れる</text:p>
          </table:table-cell>
          <table:table-cell office:value-type="string" office:value="おくれる">
            <text:p>おくれる</text:p>
          </table:table-cell>
          <table:table-cell office:value-type="string" office:value="be late">
            <text:p>be l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彼女は学校に遅れました。">
            <text:p>今朝彼女は学校に遅れました。</text:p>
          </table:table-cell>
          <table:table-cell office:value-type="string" office:value="けさ かのじょ は がっこう に おくれました。">
            <text:p>けさ かのじょ は がっこう に おくれました。</text:p>
          </table:table-cell>
          <table:table-cell office:value-type="string" office:value="She was late for school this morning.">
            <text:p>She was late for school this morning.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んじん">
            <text:p>にんじん</text:p>
          </table:table-cell>
          <table:table-cell office:value-type="string" office:value="にんじん">
            <text:p>にんじん</text:p>
          </table:table-cell>
          <table:table-cell office:value-type="string" office:value="carrot">
            <text:p>carr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にんじんが嫌いだ。">
            <text:p>私はにんじんが嫌いだ。</text:p>
          </table:table-cell>
          <table:table-cell office:value-type="string" office:value="わたし は にんじん が きらい だ。">
            <text:p>わたし は にんじん が きらい だ。</text:p>
          </table:table-cell>
          <table:table-cell office:value-type="string" office:value="I hate carrots.">
            <text:p>I hate carrots.</text:p>
          </table:table-cell>
          <table:table-cell office:value-type="string" office:value="スーパーマーケットでにんじんを買った。">
            <text:p>スーパーマーケットでにんじんを買った。</text:p>
          </table:table-cell>
          <table:table-cell office:value-type="string" office:value="スーパーマーケット で にんじん を かった 。">
            <text:p>スーパーマーケット で にんじん を かった 。</text:p>
          </table:table-cell>
          <table:table-cell office:value-type="string" office:value="I bought carrots at the supermarket.">
            <text:p>I bought carrots at the supermarke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ガイモ">
            <text:p>ジャガイモ</text:p>
          </table:table-cell>
          <table:table-cell office:value-type="string" office:value="ジャガイモ">
            <text:p>ジャガイモ</text:p>
          </table:table-cell>
          <table:table-cell office:value-type="string" office:value="potato">
            <text:p>pota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ポテトサラダを作るから、ジャガイモを買ってきて。">
            <text:p>ポテトサラダを作るから、ジャガイモを買ってきて。</text:p>
          </table:table-cell>
          <table:table-cell office:value-type="string" office:value="ポテト サラダ を つくる から ジャガイモ を かって きて。">
            <text:p>ポテト サラダ を つくる から ジャガイモ を かって きて。</text:p>
          </table:table-cell>
          <table:table-cell office:value-type="string" office:value="I'm going to make a potato salad, so go and buy some potatoes.">
            <text:p>I'm going to make a potato salad, so go and buy some potatoes.</text:p>
          </table:table-cell>
          <table:table-cell office:value-type="string" office:value="私はカレーにジャガイモを入れません。">
            <text:p>私はカレーにジャガイモを入れません。</text:p>
          </table:table-cell>
          <table:table-cell office:value-type="string" office:value="わたし は カレー に ジャガイモ を いれません。">
            <text:p>わたし は カレー に ジャガイモ を いれません。</text:p>
          </table:table-cell>
          <table:table-cell office:value-type="string" office:value="I don't put potatoes in curry.">
            <text:p>I don't put potatoes in cur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ス">
            <text:p>ナス</text:p>
          </table:table-cell>
          <table:table-cell office:value-type="string" office:value="ナス">
            <text:p>ナス</text:p>
          </table:table-cell>
          <table:table-cell office:value-type="string" office:value="eggplant">
            <text:p>eggpl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私はナスとひき肉のカレーが大好きだ。">
            <text:p>私はナスとひき肉のカレーが大好きだ。</text:p>
          </table:table-cell>
          <table:table-cell office:value-type="string" office:value="わたし は ナス と ひきにく の カレー が だいすき だ。">
            <text:p>わたし は ナス と ひきにく の カレー が だいすき だ。</text:p>
          </table:table-cell>
          <table:table-cell office:value-type="string" office:value="I love curry with eggplants and ground meat.">
            <text:p>I love curry with eggplants and ground mea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かん">
            <text:p>やかん</text:p>
          </table:table-cell>
          <table:table-cell office:value-type="string" office:value="やかん">
            <text:p>やかん</text:p>
          </table:table-cell>
          <table:table-cell office:value-type="string" office:value="kettle">
            <text:p>kett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やかんでお湯を沸かしました。">
            <text:p>やかんでお湯を沸かしました。</text:p>
          </table:table-cell>
          <table:table-cell office:value-type="string" office:value="やかん で おゆ を わかしました。">
            <text:p>やかん で おゆ を わかしました。</text:p>
          </table:table-cell>
          <table:table-cell office:value-type="string" office:value="I boiled some water in the kettle.">
            <text:p>I boiled some water in the kettle.</text:p>
          </table:table-cell>
          <table:table-cell office:value-type="string" office:value="やかんに水を入れてください。">
            <text:p>やかんに水を入れてください。</text:p>
          </table:table-cell>
          <table:table-cell office:value-type="string" office:value="やかん に みず を いれて ください。">
            <text:p>やかん に みず を いれて ください。</text:p>
          </table:table-cell>
          <table:table-cell office:value-type="string" office:value="Please put water in the kettle.">
            <text:p>Please put water in the kettl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合う">
            <text:p>話し合う</text:p>
          </table:table-cell>
          <table:table-cell office:value-type="string" office:value="はなしあう">
            <text:p>はなしあう</text:p>
          </table:table-cell>
          <table:table-cell office:value-type="string" office:value="discuss, talk over">
            <text:p>discuss, talk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よく話し合いました。">
            <text:p>私たちはよく話し合いました。</text:p>
          </table:table-cell>
          <table:table-cell office:value-type="string" office:value="わたし たち は よく はなしあいました。">
            <text:p>わたし たち は よく はなしあいました。</text:p>
          </table:table-cell>
          <table:table-cell office:value-type="string" office:value="We often talked to each other.">
            <text:p>We often talked to each other.</text:p>
          </table:table-cell>
          <table:table-cell office:value-type="string" office:value="今日はこれらの問題について話し合います。">
            <text:p>今日はこれらの問題について話し合います。</text:p>
          </table:table-cell>
          <table:table-cell office:value-type="string" office:value="きょう は これら の もんだい について はなしあいます。">
            <text:p>きょう は これら の もんだい について はなしあいます。</text:p>
          </table:table-cell>
          <table:table-cell office:value-type="string" office:value="We will discuss these issues today.">
            <text:p>We will discuss these issues tod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す">
            <text:p>残す</text:p>
          </table:table-cell>
          <table:table-cell office:value-type="string" office:value="のこす">
            <text:p>のこす</text:p>
          </table:table-cell>
          <table:table-cell office:value-type="string" office:value="leave, leave undone">
            <text:p>leave, leave undon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メッセージを残しました。">
            <text:p>彼女はメッセージを残しました。</text:p>
          </table:table-cell>
          <table:table-cell office:value-type="string" office:value="かのじょ は メッセージ を のこしました。">
            <text:p>かのじょ は メッセージ を のこしました。</text:p>
          </table:table-cell>
          <table:table-cell office:value-type="string" office:value="She left a message.">
            <text:p>She left a message.</text:p>
          </table:table-cell>
          <table:table-cell office:value-type="string" office:value="彼は家族を残してアメリカに行った。">
            <text:p>彼は家族を残してアメリカに行った。</text:p>
          </table:table-cell>
          <table:table-cell office:value-type="string" office:value="かれ は かぞく を のこして アメリカ に いった。">
            <text:p>かれ は かぞく を のこして アメリカ に いった。</text:p>
          </table:table-cell>
          <table:table-cell office:value-type="string" office:value="He left his family behind and went to America.">
            <text:p>He left his family behind and went to Americ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ちそうする">
            <text:p>ごちそうする</text:p>
          </table:table-cell>
          <table:table-cell office:value-type="string" office:value="ごちそうする">
            <text:p>ごちそうする</text:p>
          </table:table-cell>
          <table:table-cell office:value-type="string" office:value="treat, host (a meal)">
            <text:p>treat, host (a me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の夕食は私がごちそうします。">
            <text:p>今日の夕食は私がごちそうします。</text:p>
          </table:table-cell>
          <table:table-cell office:value-type="string" office:value="きょう の ゆうしょく は わたし が ごちそう します 。">
            <text:p>きょう の ゆうしょく は わたし が ごちそう します 。</text:p>
          </table:table-cell>
          <table:table-cell office:value-type="string" office:value="I'll treat you to dinner tonight.">
            <text:p>I'll treat you to dinner tonight.</text:p>
          </table:table-cell>
          <table:table-cell office:value-type="string" office:value="友達が昼ご飯をごちそうしてくれた。">
            <text:p>友達が昼ご飯をごちそうしてくれた。</text:p>
          </table:table-cell>
          <table:table-cell office:value-type="string" office:value="ともだち が ひる ごはん を ごちそう して くれた。">
            <text:p>ともだち が ひる ごはん を ごちそう して くれた。</text:p>
          </table:table-cell>
          <table:table-cell office:value-type="string" office:value="My friend treated me to lunch.">
            <text:p>My friend treated me to lunch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う">
            <text:p>合う</text:p>
          </table:table-cell>
          <table:table-cell office:value-type="string" office:value="あう">
            <text:p>あう</text:p>
          </table:table-cell>
          <table:table-cell office:value-type="string" office:value="fit, match">
            <text:p>fit, mat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靴は私の足に合っている。">
            <text:p>この靴は私の足に合っている。</text:p>
          </table:table-cell>
          <table:table-cell office:value-type="string" office:value="この くつ は わたし の あし に あって いる。">
            <text:p>この くつ は わたし の あし に あって いる。</text:p>
          </table:table-cell>
          <table:table-cell office:value-type="string" office:value="These shoes fit me.">
            <text:p>These shoes fit me.</text:p>
          </table:table-cell>
          <table:table-cell office:value-type="string" office:value="焼き鳥はビールに合うな。">
            <text:p>焼き鳥はビールに合うな。</text:p>
          </table:table-cell>
          <table:table-cell office:value-type="string" office:value="やきとり は ビール に あう な。">
            <text:p>やきとり は ビール に あう な。</text:p>
          </table:table-cell>
          <table:table-cell office:value-type="string" office:value="Yakitori goes well with beer.">
            <text:p>Yakitori goes well with be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たる">
            <text:p>当たる</text:p>
          </table:table-cell>
          <table:table-cell office:value-type="string" office:value="あたる">
            <text:p>あたる</text:p>
          </table:table-cell>
          <table:table-cell office:value-type="string" office:value="(go straight and) hit, strike">
            <text:p>(go straight and) hit, stri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ルが彼の頭に当たった。">
            <text:p>ボールが彼の頭に当たった。</text:p>
          </table:table-cell>
          <table:table-cell office:value-type="string" office:value="ボール が かれ の あたま に あたった。">
            <text:p>ボール が かれ の あたま に あたった。</text:p>
          </table:table-cell>
          <table:table-cell office:value-type="string" office:value="The ball went straight to him and hit him on the head.">
            <text:p>The ball went straight to him and hit him on the head.</text:p>
          </table:table-cell>
          <table:table-cell office:value-type="string" office:value="後ろの人のかばんが私の足に当たっている。">
            <text:p>後ろの人のかばんが私の足に当たっている。</text:p>
          </table:table-cell>
          <table:table-cell office:value-type="string" office:value="うしろ の ひと の かばん が わたし の あし に あたって いる。">
            <text:p>うしろ の ひと の かばん が わたし の あし に あたって いる。</text:p>
          </table:table-cell>
          <table:table-cell office:value-type="string" office:value="The bag of the person behind me is hitting my leg.">
            <text:p>The bag of the person behind me is hitting my leg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まる">
            <text:p>集まる</text:p>
          </table:table-cell>
          <table:table-cell office:value-type="string" office:value="あつまる">
            <text:p>あつまる</text:p>
          </table:table-cell>
          <table:table-cell office:value-type="string" office:value="gather, be collected">
            <text:p>gather, be collec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前に人が集まっています。">
            <text:p>駅前に人が集まっています。</text:p>
          </table:table-cell>
          <table:table-cell office:value-type="string" office:value="えき まえ に ひと が あつまって います。">
            <text:p>えき まえ に ひと が あつまって います。</text:p>
          </table:table-cell>
          <table:table-cell office:value-type="string" office:value="There are people gathering in front of the station.">
            <text:p>There are people gathering in front of the station.</text:p>
          </table:table-cell>
          <table:table-cell office:value-type="string" office:value="先生の周りに集まってください。">
            <text:p>先生の周りに集まってください。</text:p>
          </table:table-cell>
          <table:table-cell office:value-type="string" office:value="せんせい の まわり に あつまって ください。">
            <text:p>せんせい の まわり に あつまって ください。</text:p>
          </table:table-cell>
          <table:table-cell office:value-type="string" office:value="Gather around the teacher.">
            <text:p>Gather around the teac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所">
            <text:p>場所</text:p>
          </table:table-cell>
          <table:table-cell office:value-type="string" office:value="ばしょ">
            <text:p>ばしょ</text:p>
          </table:table-cell>
          <table:table-cell office:value-type="string" office:value="place, space">
            <text:p>place, sp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の場所を教えてください。">
            <text:p>会社の場所を教えてください。</text:p>
          </table:table-cell>
          <table:table-cell office:value-type="string" office:value="かいしゃ の ばしょ を おしえて ください。">
            <text:p>かいしゃ の ばしょ を おしえて ください。</text:p>
          </table:table-cell>
          <table:table-cell office:value-type="string" office:value="Please tell me where the office is.">
            <text:p>Please tell me where the office is.</text:p>
          </table:table-cell>
          <table:table-cell office:value-type="string" office:value="ピクニックにいい場所を知っていますか。">
            <text:p>ピクニックにいい場所を知っていますか。</text:p>
          </table:table-cell>
          <table:table-cell office:value-type="string" office:value="ピクニック に いい ばしょ を しって います か。">
            <text:p>ピクニック に いい ばしょ を しって います か。</text:p>
          </table:table-cell>
          <table:table-cell office:value-type="string" office:value="Do you know a good place for a picnic?">
            <text:p>Do you know a good place for a picnic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">
            <text:p>海</text:p>
          </table:table-cell>
          <table:table-cell office:value-type="string" office:value="うみ">
            <text:p>うみ</text:p>
          </table:table-cell>
          <table:table-cell office:value-type="string" office:value="sea, ocean">
            <text:p>sea, oce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ここの海はとても青い。">
            <text:p>ここの海はとても青い。</text:p>
          </table:table-cell>
          <table:table-cell office:value-type="string" office:value="ここ の うみ は とても あおい。">
            <text:p>ここ の うみ は とても あおい。</text:p>
          </table:table-cell>
          <table:table-cell office:value-type="string" office:value="The sea here is very blue.">
            <text:p>The sea here is very blu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年">
            <text:p>少年</text:p>
          </table:table-cell>
          <table:table-cell office:value-type="string" office:value="しょうねん">
            <text:p>しょうねん</text:p>
          </table:table-cell>
          <table:table-cell office:value-type="string" office:value="boy (between 7 and 18 years old)">
            <text:p>boy (between 7 and 18 years ol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少年たちがサッカーをしている。">
            <text:p>少年たちがサッカーをしている。</text:p>
          </table:table-cell>
          <table:table-cell office:value-type="string" office:value="しょうねん たち が サッカー を して いる。">
            <text:p>しょうねん たち が サッカー を して いる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私はあの少年たちを助けたい。">
            <text:p>私はあの少年たちを助けたい。</text:p>
          </table:table-cell>
          <table:table-cell office:value-type="string" office:value="わたし は あの しょうねん たち を たすけたい。">
            <text:p>わたし は あの しょうねん たち を たすけたい。</text:p>
          </table:table-cell>
          <table:table-cell office:value-type="string" office:value="I want to help those boys.">
            <text:p>I want to help those boy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孫">
            <text:p>孫</text:p>
          </table:table-cell>
          <table:table-cell office:value-type="string" office:value="まご">
            <text:p>まご</text:p>
          </table:table-cell>
          <table:table-cell office:value-type="string" office:value="grandchild">
            <text:p>grandchi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孫が生まれました。">
            <text:p>昨日、孫が生まれました。</text:p>
          </table:table-cell>
          <table:table-cell office:value-type="string" office:value="きのう、まご が うまれました。">
            <text:p>きのう、まご が うまれました。</text:p>
          </table:table-cell>
          <table:table-cell office:value-type="string" office:value="My grandchild was born yesterday.">
            <text:p>My grandchild was born yesterday.</text:p>
          </table:table-cell>
          <table:table-cell office:value-type="string" office:value="彼には孫が8人いる。">
            <text:p>彼には孫が8人いる。</text:p>
          </table:table-cell>
          <table:table-cell office:value-type="string" office:value="かれ に は まご が 8 にん いる。">
            <text:p>かれ に は まご が 8 にん いる。</text:p>
          </table:table-cell>
          <table:table-cell office:value-type="string" office:value="He has eight grandchildren.">
            <text:p>He has eight grandchildre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徒">
            <text:p>生徒</text:p>
          </table:table-cell>
          <table:table-cell office:value-type="string" office:value="せいと">
            <text:p>せいと</text:p>
          </table:table-cell>
          <table:table-cell office:value-type="string" office:value="pupil, student">
            <text:p>pupil,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クラスの生徒は30人です。">
            <text:p>このクラスの生徒は30人です。</text:p>
          </table:table-cell>
          <table:table-cell office:value-type="string" office:value="この クラス の せいと は 30 にん です。">
            <text:p>この クラス の せいと は 30 にん です。</text:p>
          </table:table-cell>
          <table:table-cell office:value-type="string" office:value="There are 30 students in this class.">
            <text:p>There are 30 students in this class.</text:p>
          </table:table-cell>
          <table:table-cell office:value-type="string" office:value="この学校では一人一人の生徒を大切にしています。">
            <text:p>この学校では一人一人の生徒を大切にしています。</text:p>
          </table:table-cell>
          <table:table-cell office:value-type="string" office:value="この がっこう で は ひとり ひとり の せいと を たいせつ に して います。">
            <text:p>この がっこう で は ひとり ひとり の せいと を たいせつ に して います。</text:p>
          </table:table-cell>
          <table:table-cell office:value-type="string" office:value="Each individual student is valued in this school.">
            <text:p>Each individual student is valued in this school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校">
            <text:p>高校</text:p>
          </table:table-cell>
          <table:table-cell office:value-type="string" office:value="こうこう">
            <text:p>こうこう</text:p>
          </table:table-cell>
          <table:table-cell office:value-type="string" office:value="high school (for short)">
            <text:p>high school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高校に通っています。">
            <text:p>妹は高校に通っています。</text:p>
          </table:table-cell>
          <table:table-cell office:value-type="string" office:value="いもうと は こうこう に かよって います。">
            <text:p>いもうと は こうこう に かよって います。</text:p>
          </table:table-cell>
          <table:table-cell office:value-type="string" office:value="My little sister goes to high school.">
            <text:p>My little sister goes to high school.</text:p>
          </table:table-cell>
          <table:table-cell office:value-type="string" office:value="彼は高校教師だ。">
            <text:p>彼は高校教師だ。</text:p>
          </table:table-cell>
          <table:table-cell office:value-type="string" office:value="かれ は こうこう きょうし だ。">
            <text:p>かれ は こうこう きょうし だ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上">
            <text:p>年上</text:p>
          </table:table-cell>
          <table:table-cell office:value-type="string" office:value="としうえ">
            <text:p>としうえ</text:p>
          </table:table-cell>
          <table:table-cell office:value-type="string" office:value="older, senior">
            <text:p>older, sen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私より年上です。">
            <text:p>彼は私より年上です。</text:p>
          </table:table-cell>
          <table:table-cell office:value-type="string" office:value="かれ は わたし より としうえ です。">
            <text:p>かれ は わたし より としうえ です。</text:p>
          </table:table-cell>
          <table:table-cell office:value-type="string" office:value="He's older than me.">
            <text:p>He's older than me.</text:p>
          </table:table-cell>
          <table:table-cell office:value-type="string" office:value="彼は年上の女の人が好きだ。">
            <text:p>彼は年上の女の人が好きだ。</text:p>
          </table:table-cell>
          <table:table-cell office:value-type="string" office:value="かれ は としうえ の おんな の ひと が すき だ。">
            <text:p>かれ は としうえ の おんな の ひと が すき だ。</text:p>
          </table:table-cell>
          <table:table-cell office:value-type="string" office:value="He likes women who are older than him.">
            <text:p>He likes women who are older than him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卒業">
            <text:p>卒業</text:p>
          </table:table-cell>
          <table:table-cell office:value-type="string" office:value="そつぎょう">
            <text:p>そつぎょう</text:p>
          </table:table-cell>
          <table:table-cell office:value-type="string" office:value="graduation">
            <text:p>gradu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去年、大学を卒業した。">
            <text:p>私は去年、大学を卒業した。</text:p>
          </table:table-cell>
          <table:table-cell office:value-type="string" office:value="わたし は きょねん、だいがく を そつぎょう した。">
            <text:p>わたし は きょねん、だいがく を そつぎょう した。</text:p>
          </table:table-cell>
          <table:table-cell office:value-type="string" office:value="I graduated from university last year.">
            <text:p>I graduated from university last year.</text:p>
          </table:table-cell>
          <table:table-cell office:value-type="string" office:value="姉は大学を卒業して、アメリカで働いています。">
            <text:p>姉は大学を卒業して、アメリカで働いています。</text:p>
          </table:table-cell>
          <table:table-cell office:value-type="string" office:value="あね は だいがく を そつぎょう して、アメリカ で はたらいて います。">
            <text:p>あね は だいがく を そつぎょう して、アメリカ で はたらいて います。</text:p>
          </table:table-cell>
          <table:table-cell office:value-type="string" office:value="My older sister graduated from university and is working in the States.">
            <text:p>My older sister graduated from university and is working in the State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動">
            <text:p>運動</text:p>
          </table:table-cell>
          <table:table-cell office:value-type="string" office:value="うんどう">
            <text:p>うんどう</text:p>
          </table:table-cell>
          <table:table-cell office:value-type="string" office:value="movement, exercise">
            <text:p>movement, exercis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もっと運動した方がいい。">
            <text:p>彼はもっと運動した方がいい。</text:p>
          </table:table-cell>
          <table:table-cell office:value-type="string" office:value="かれ は もっと うんどう した ほう が いい。">
            <text:p>かれ は もっと うんどう した ほう が いい。</text:p>
          </table:table-cell>
          <table:table-cell office:value-type="string" office:value="He should exercise more.">
            <text:p>He should exercise more.</text:p>
          </table:table-cell>
          <table:table-cell office:value-type="string" office:value="私はもっと運動が必要だ。">
            <text:p>私はもっと運動が必要だ。</text:p>
          </table:table-cell>
          <table:table-cell office:value-type="string" office:value="わたし は もっと うんどう が ひつよう だ。">
            <text:p>わたし は もっと うんどう が ひつよう だ。</text:p>
          </table:table-cell>
          <table:table-cell office:value-type="string" office:value="I need more exercise.">
            <text:p>I need more exercis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手">
            <text:p>選手</text:p>
          </table:table-cell>
          <table:table-cell office:value-type="string" office:value="せんしゅ">
            <text:p>せんしゅ</text:p>
          </table:table-cell>
          <table:table-cell office:value-type="string" office:value="athlete, (sports) player">
            <text:p>athlete, (sports) play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プロのサッカー選手だ。">
            <text:p>彼はプロのサッカー選手だ。</text:p>
          </table:table-cell>
          <table:table-cell office:value-type="string" office:value="かれ は プロ の サッカー せんしゅ だ。">
            <text:p>かれ は プロ の サッカー せんしゅ だ。</text:p>
          </table:table-cell>
          <table:table-cell office:value-type="string" office:value="He's a professional soccer player.">
            <text:p>He's a professional soccer player.</text:p>
          </table:table-cell>
          <table:table-cell office:value-type="string" office:value="彼らはバスケットの選手です。">
            <text:p>彼らはバスケットの選手です。</text:p>
          </table:table-cell>
          <table:table-cell office:value-type="string" office:value="かれら は バスケット の せんしゅ です。">
            <text:p>かれら は バスケット の せんしゅ です。</text:p>
          </table:table-cell>
          <table:table-cell office:value-type="string" office:value="They're basketball players.">
            <text:p>They're basketball player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画">
            <text:p>映画</text:p>
          </table:table-cell>
          <table:table-cell office:value-type="string" office:value="えいが">
            <text:p>えいが</text:p>
          </table:table-cell>
          <table:table-cell office:value-type="string" office:value="movie">
            <text:p>mov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よく映画を見ます。">
            <text:p>彼はよく映画を見ます。</text:p>
          </table:table-cell>
          <table:table-cell office:value-type="string" office:value="かれ は よく えいが を みます。">
            <text:p>かれ は よく えいが を みます。</text:p>
          </table:table-cell>
          <table:table-cell office:value-type="string" office:value="He watches movies a lot.">
            <text:p>He watches movies a lot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語">
            <text:p>英語</text:p>
          </table:table-cell>
          <table:table-cell office:value-type="string" office:value="えいご">
            <text:p>えいご</text:p>
          </table:table-cell>
          <table:table-cell office:value-type="string" office:value="English">
            <text:p>Engl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は英語が話せますか。">
            <text:p>あなたは英語が話せますか。</text:p>
          </table:table-cell>
          <table:table-cell office:value-type="string" office:value="あなた は えいご が はなせます か。">
            <text:p>あなた は えいご が はなせます か。</text:p>
          </table:table-cell>
          <table:table-cell office:value-type="string" office:value="Can you speak English?">
            <text:p>Can you speak English?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e's pretty good at English.">
            <text:p>He's pretty good at English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紙">
            <text:p>手紙</text:p>
          </table:table-cell>
          <table:table-cell office:value-type="string" office:value="てがみ">
            <text:p>てがみ</text:p>
          </table:table-cell>
          <table:table-cell office:value-type="string" office:value="letter">
            <text:p>le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人から手紙をもらいました。">
            <text:p>友人から手紙をもらいました。</text:p>
          </table:table-cell>
          <table:table-cell office:value-type="string" office:value="ゆうじん から てがみ を もらいました。">
            <text:p>ゆうじん から てがみ を もらいました。</text:p>
          </table:table-cell>
          <table:table-cell office:value-type="string" office:value="I got a letter from my friend.">
            <text:p>I got a letter from my friend.</text:p>
          </table:table-cell>
          <table:table-cell office:value-type="string" office:value="彼に手紙を書きました。">
            <text:p>彼に手紙を書きました。</text:p>
          </table:table-cell>
          <table:table-cell office:value-type="string" office:value="かれ に てがみ を かきました。">
            <text:p>かれ に てがみ を かきました。</text:p>
          </table:table-cell>
          <table:table-cell office:value-type="string" office:value="I wrote him a letter.">
            <text:p>I wrote him a let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物">
            <text:p>動物</text:p>
          </table:table-cell>
          <table:table-cell office:value-type="string" office:value="どうぶつ">
            <text:p>どうぶつ</text:p>
          </table:table-cell>
          <table:table-cell office:value-type="string" office:value="animal">
            <text:p>anim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動物が大好きです。">
            <text:p>私は動物が大好きです。</text:p>
          </table:table-cell>
          <table:table-cell office:value-type="string" office:value="わたし は どうぶつ が だいすき です。">
            <text:p>わたし は どうぶつ が だいすき です。</text:p>
          </table:table-cell>
          <table:table-cell office:value-type="string" office:value="I love animals.">
            <text:p>I love animals.</text:p>
          </table:table-cell>
          <table:table-cell office:value-type="string" office:value="私はアフリカで動物をたくさん見ました。">
            <text:p>私はアフリカで動物をたくさん見ました。</text:p>
          </table:table-cell>
          <table:table-cell office:value-type="string" office:value="わたし は アフリカ で どうぶつ を たくさん みました。">
            <text:p>わたし は アフリカ で どうぶつ を たくさん みました。</text:p>
          </table:table-cell>
          <table:table-cell office:value-type="string" office:value="I saw many animals in Africa.">
            <text:p>I saw many animals in Afric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音">
            <text:p>音</text:p>
          </table:table-cell>
          <table:table-cell office:value-type="string" office:value="おと">
            <text:p>おと</text:p>
          </table:table-cell>
          <table:table-cell office:value-type="string" office:value="sound, noise">
            <text:p>sound, noi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の音が聞こえる。">
            <text:p>雨の音が聞こえる。</text:p>
          </table:table-cell>
          <table:table-cell office:value-type="string" office:value="あめ の おと が きこえる。">
            <text:p>あめ の おと が きこえる。</text:p>
          </table:table-cell>
          <table:table-cell office:value-type="string" office:value="I can hear the sound of rain.">
            <text:p>I can hear the sound of rain.</text:p>
          </table:table-cell>
          <table:table-cell office:value-type="string" office:value="大きな音にびっくりしました。">
            <text:p>大きな音にびっくりしました。</text:p>
          </table:table-cell>
          <table:table-cell office:value-type="string" office:value="おおきな おと に びっくり しました。">
            <text:p>おおきな おと に びっくり しました。</text:p>
          </table:table-cell>
          <table:table-cell office:value-type="string" office:value="I was startled by a sudden noise.">
            <text:p>I was startled by a sudden nois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外">
            <text:p>海外</text:p>
          </table:table-cell>
          <table:table-cell office:value-type="string" office:value="かいがい">
            <text:p>かいがい</text:p>
          </table:table-cell>
          <table:table-cell office:value-type="string" office:value="overseas, abroad">
            <text:p>overseas, ab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海外での生活が長いです。">
            <text:p>彼は海外での生活が長いです。</text:p>
          </table:table-cell>
          <table:table-cell office:value-type="string" office:value="かれ は かいがい で の せいかつ が ながい です。">
            <text:p>かれ は かいがい で の せいかつ が ながい です。</text:p>
          </table:table-cell>
          <table:table-cell office:value-type="string" office:value="He's lived abroad for a long time.">
            <text:p>He's lived abroad for a long time.</text:p>
          </table:table-cell>
          <table:table-cell office:value-type="string" office:value="私は毎年、海外旅行に行きます。">
            <text:p>私は毎年、海外旅行に行きます。</text:p>
          </table:table-cell>
          <table:table-cell office:value-type="string" office:value="わたし は まいとし、かいがい りょこう に いきます。">
            <text:p>わたし は まいとし、かいがい りょこう に いきます。</text:p>
          </table:table-cell>
          <table:table-cell office:value-type="string" office:value="I travel abroad every year.">
            <text:p>I travel abroad every yea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国人">
            <text:p>外国人</text:p>
          </table:table-cell>
          <table:table-cell office:value-type="string" office:value="がいこくじん">
            <text:p>がいこくじん</text:p>
          </table:table-cell>
          <table:table-cell office:value-type="string" office:value="foreigner">
            <text:p>foreig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に住む外国人が増えています。">
            <text:p>日本に住む外国人が増えています。</text:p>
          </table:table-cell>
          <table:table-cell office:value-type="string" office:value="にほん に すむ がいこく じん が ふえて います。">
            <text:p>にほん に すむ がいこく じん が ふえて います。</text:p>
          </table:table-cell>
          <table:table-cell office:value-type="string" office:value="The number of foreigners living in Japan is increasing.">
            <text:p>The number of foreigners living in Japan is increasing.</text:p>
          </table:table-cell>
          <table:table-cell office:value-type="string" office:value="私はシェアハウスで外国人と住んでいます。">
            <text:p>私はシェアハウスで外国人と住んでいます。</text:p>
          </table:table-cell>
          <table:table-cell office:value-type="string" office:value="わたし は シェア ハウス で がいこく じん と すんで います。">
            <text:p>わたし は シェア ハウス で がいこく じん と すんで います。</text:p>
          </table:table-cell>
          <table:table-cell office:value-type="string" office:value="I lived with foreigners in a shared house.">
            <text:p>I lived with foreigners in a shared hous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国">
            <text:p>帰国</text:p>
          </table:table-cell>
          <table:table-cell office:value-type="string" office:value="きこく">
            <text:p>きこく</text:p>
          </table:table-cell>
          <table:table-cell office:value-type="string" office:value="return to one's country">
            <text:p>return to one's count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帰国しました。">
            <text:p>彼は帰国しました。</text:p>
          </table:table-cell>
          <table:table-cell office:value-type="string" office:value="かれ は きこく しました。">
            <text:p>かれ は きこく しました。</text:p>
          </table:table-cell>
          <table:table-cell office:value-type="string" office:value="He returned to his country.">
            <text:p>He returned to his country.</text:p>
          </table:table-cell>
          <table:table-cell office:value-type="string" office:value="帰国することに決めました。">
            <text:p>帰国することに決めました。</text:p>
          </table:table-cell>
          <table:table-cell office:value-type="string" office:value="きこく する こと に きめました。">
            <text:p>きこく する こと に きめました。</text:p>
          </table:table-cell>
          <table:table-cell office:value-type="string" office:value="I've decided to go back to my country.">
            <text:p>I've decided to go back to my count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ら">
            <text:p>彼ら</text:p>
          </table:table-cell>
          <table:table-cell office:value-type="string" office:value="かれら">
            <text:p>かれら</text:p>
          </table:table-cell>
          <table:table-cell office:value-type="string" office:value="they">
            <text:p>they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らはバスケットの選手です。">
            <text:p>彼らはバスケットの選手です。</text:p>
          </table:table-cell>
          <table:table-cell office:value-type="string" office:value="かれら は バスケット の せんしゅ です。">
            <text:p>かれら は バスケット の せんしゅ です。</text:p>
          </table:table-cell>
          <table:table-cell office:value-type="string" office:value="They're basketball players.">
            <text:p>They're basketball players.</text:p>
          </table:table-cell>
          <table:table-cell office:value-type="string" office:value="彼らはよくテニスをしています。">
            <text:p>彼らはよくテニスをしています。</text:p>
          </table:table-cell>
          <table:table-cell office:value-type="string" office:value="かれら は よく テニス を して います。">
            <text:p>かれら は よく テニス を して います。</text:p>
          </table:table-cell>
          <table:table-cell office:value-type="string" office:value="They often play tennis.">
            <text:p>They often play tenni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械">
            <text:p>機械</text:p>
          </table:table-cell>
          <table:table-cell office:value-type="string" office:value="きかい">
            <text:p>きかい</text:p>
          </table:table-cell>
          <table:table-cell office:value-type="string" office:value="machine">
            <text:p>mach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機械が壊れた。">
            <text:p>新しい機械が壊れた。</text:p>
          </table:table-cell>
          <table:table-cell office:value-type="string" office:value="あたらしい きかい が こわれた。">
            <text:p>あたらしい きかい が こわれた。</text:p>
          </table:table-cell>
          <table:table-cell office:value-type="string" office:value="The new machine broke.">
            <text:p>The new machine broke.</text:p>
          </table:table-cell>
          <table:table-cell office:value-type="string" office:value="この機械は何に使うんですか。">
            <text:p>この機械は何に使うんですか。</text:p>
          </table:table-cell>
          <table:table-cell office:value-type="string" office:value="この きかい は なに に つかう ん です か。">
            <text:p>この きかい は なに に つかう ん です か。</text:p>
          </table:table-cell>
          <table:table-cell office:value-type="string" office:value="What do you use this machine for?">
            <text:p>What do you use this machine for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本">
            <text:p>基本</text:p>
          </table:table-cell>
          <table:table-cell office:value-type="string" office:value="きほん">
            <text:p>きほん</text:p>
          </table:table-cell>
          <table:table-cell office:value-type="string" office:value="basics">
            <text:p>bas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ジャズダンスの基本を習っています。">
            <text:p>今、ジャズダンスの基本を習っています。</text:p>
          </table:table-cell>
          <table:table-cell office:value-type="string" office:value="いま、ジャズ ダンス の きほん を ならって います。">
            <text:p>いま、ジャズ ダンス の きほん を ならって います。</text:p>
          </table:table-cell>
          <table:table-cell office:value-type="string" office:value="We're learning the basics of jazz dance right now.">
            <text:p>We're learning the basics of jazz dance right now.</text:p>
          </table:table-cell>
          <table:table-cell office:value-type="string" office:value="彼はサッカーの基本を知らない。">
            <text:p>彼はサッカーの基本を知らない。</text:p>
          </table:table-cell>
          <table:table-cell office:value-type="string" office:value="かれ は サッカー の きほん を しらない。">
            <text:p>かれ は サッカー の きほん を しらない。</text:p>
          </table:table-cell>
          <table:table-cell office:value-type="string" office:value="He doesn't know the basics of soccer.">
            <text:p>He doesn't know the basics of socc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度">
            <text:p>今度</text:p>
          </table:table-cell>
          <table:table-cell office:value-type="string" office:value="こんど">
            <text:p>こんど</text:p>
          </table:table-cell>
          <table:table-cell office:value-type="string" office:value="this time, next time">
            <text:p>this time, nex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度はどこに行きたいですか。">
            <text:p>今度はどこに行きたいですか。</text:p>
          </table:table-cell>
          <table:table-cell office:value-type="string" office:value="こんど は どこ に いきたい です か。">
            <text:p>こんど は どこ に いきたい です か。</text:p>
          </table:table-cell>
          <table:table-cell office:value-type="string" office:value="Where do you want to go this time?">
            <text:p>Where do you want to go this time?</text:p>
          </table:table-cell>
          <table:table-cell office:value-type="string" office:value="今度の休暇にフィリピンに行きます。">
            <text:p>今度の休暇にフィリピンに行きます。</text:p>
          </table:table-cell>
          <table:table-cell office:value-type="string" office:value="こんど の きゅうか に フィリピン に いきます。">
            <text:p>こんど の きゅうか に フィリピン に いきます。</text:p>
          </table:table-cell>
          <table:table-cell office:value-type="string" office:value="I'm going to the Philippines for my next vacation.">
            <text:p>I'm going to the Philippines for my next vacatio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後">
            <text:p>最後</text:p>
          </table:table-cell>
          <table:table-cell office:value-type="string" office:value="さいご">
            <text:p>さいご</text:p>
          </table:table-cell>
          <table:table-cell office:value-type="string" office:value="last">
            <text:p>l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が夏休み最後の日だ。">
            <text:p>今日が夏休み最後の日だ。</text:p>
          </table:table-cell>
          <table:table-cell office:value-type="string" office:value="きょう が なつやすみ さいご の ひ だ。">
            <text:p>きょう が なつやすみ さいご の ひ だ。</text:p>
          </table:table-cell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あなたと会うのは今日が最後です。">
            <text:p>あなたと会うのは今日が最後です。</text:p>
          </table:table-cell>
          <table:table-cell office:value-type="string" office:value="あなた と あう の は きょう が さいご です。">
            <text:p>あなた と あう の は きょう が さいご です。</text:p>
          </table:table-cell>
          <table:table-cell office:value-type="string" office:value="Today is the last time I'll see you.">
            <text:p>Today is the last time I'll see you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初">
            <text:p>最初</text:p>
          </table:table-cell>
          <table:table-cell office:value-type="string" office:value="さいしょ">
            <text:p>さいしょ</text:p>
          </table:table-cell>
          <table:table-cell office:value-type="string" office:value="first, outset">
            <text:p>first, outs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5ページの最初を見てください。">
            <text:p>5ページの最初を見てください。</text:p>
          </table:table-cell>
          <table:table-cell office:value-type="string" office:value="5 ページ の さいしょ を みて ください。">
            <text:p>5 ページ の さいしょ を みて ください。</text:p>
          </table:table-cell>
          <table:table-cell office:value-type="string" office:value="Please look at the beginning of page 5.">
            <text:p>Please look at the beginning of page 5.</text:p>
          </table:table-cell>
          <table:table-cell office:value-type="string" office:value="彼女は最初は大人しかった。">
            <text:p>彼女は最初は大人しかった。</text:p>
          </table:table-cell>
          <table:table-cell office:value-type="string" office:value="かのじょ は さいしょ は おとなしかった。">
            <text:p>かのじょ は さいしょ は おとなしかった。</text:p>
          </table:table-cell>
          <table:table-cell office:value-type="string" office:value="She was quiet at first.">
            <text:p>She was quiet at firs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準備">
            <text:p>準備</text:p>
          </table:table-cell>
          <table:table-cell office:value-type="string" office:value="じゅんび">
            <text:p>じゅんび</text:p>
          </table:table-cell>
          <table:table-cell office:value-type="string" office:value="preparation, arrangement">
            <text:p>preparation, arrang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会議の準備をした。">
            <text:p>明日の会議の準備をした。</text:p>
          </table:table-cell>
          <table:table-cell office:value-type="string" office:value="あす の かいぎ の じゅんび を した。">
            <text:p>あす の かいぎ の じゅんび を した。</text:p>
          </table:table-cell>
          <table:table-cell office:value-type="string" office:value="I prepared for tomorrow's meeting.">
            <text:p>I prepared for tomorrow's meeting.</text:p>
          </table:table-cell>
          <table:table-cell office:value-type="string" office:value="先生が授業の準備をしています。">
            <text:p>先生が授業の準備をしています。</text:p>
          </table:table-cell>
          <table:table-cell office:value-type="string" office:value="せんせい が じゅぎょう の じゅんび を して います。">
            <text:p>せんせい が じゅぎょう の じゅんび を して います。</text:p>
          </table:table-cell>
          <table:table-cell office:value-type="string" office:value="The teacher is preparing for her class.">
            <text:p>The teacher is preparing for her clas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む">
            <text:p>進む</text:p>
          </table:table-cell>
          <table:table-cell office:value-type="string" office:value="すすむ">
            <text:p>すすむ</text:p>
          </table:table-cell>
          <table:table-cell office:value-type="string" office:value="advance, move forward">
            <text:p>advance, move forw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前に進んでください。">
            <text:p>前に進んでください。</text:p>
          </table:table-cell>
          <table:table-cell office:value-type="string" office:value="まえ に すすんで ください。">
            <text:p>まえ に すすんで ください。</text:p>
          </table:table-cell>
          <table:table-cell office:value-type="string" office:value="Please move forward.">
            <text:p>Please move forward.</text:p>
          </table:table-cell>
          <table:table-cell office:value-type="string" office:value="会議の準備は進んでいますか。">
            <text:p>会議の準備は進んでいますか。</text:p>
          </table:table-cell>
          <table:table-cell office:value-type="string" office:value="かいぎ の じゅんび は すすんで います か。">
            <text:p>かいぎ の じゅんび は すすんで います か。</text:p>
          </table:table-cell>
          <table:table-cell office:value-type="string" office:value="Are you making progress on the preparation for the meeting?">
            <text:p>Are you making progress on the preparation for the meeting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接">
            <text:p>直接</text:p>
          </table:table-cell>
          <table:table-cell office:value-type="string" office:value="ちょくせつ">
            <text:p>ちょくせつ</text:p>
          </table:table-cell>
          <table:table-cell office:value-type="string" office:value="directly">
            <text:p>direc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に直接お願いしなさい。">
            <text:p>彼に直接お願いしなさい。</text:p>
          </table:table-cell>
          <table:table-cell office:value-type="string" office:value="かれ に ちょくせつ おねがい しなさい。">
            <text:p>かれ に ちょくせつ おねがい しなさい。</text:p>
          </table:table-cell>
          <table:table-cell office:value-type="string" office:value="Ask him directly.">
            <text:p>Ask him directly.</text:p>
          </table:table-cell>
          <table:table-cell office:value-type="string" office:value="直接会って話したいです。">
            <text:p>直接会って話したいです。</text:p>
          </table:table-cell>
          <table:table-cell office:value-type="string" office:value="ちょくせつ あって はなしたい です。">
            <text:p>ちょくせつ あって はなしたい です。</text:p>
          </table:table-cell>
          <table:table-cell office:value-type="string" office:value="I want to talk to you in person (directly).">
            <text:p>I want to talk to you in person (directly)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に">
            <text:p>特に</text:p>
          </table:table-cell>
          <table:table-cell office:value-type="string" office:value="とくに">
            <text:p>とくに</text:p>
          </table:table-cell>
          <table:table-cell office:value-type="string" office:value="specially, particularly">
            <text:p>specially, particul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特に質問はありません。">
            <text:p>特に質問はありません。</text:p>
          </table:table-cell>
          <table:table-cell office:value-type="string" office:value="とくに しつもん は ありません。">
            <text:p>とくに しつもん は ありません。</text:p>
          </table:table-cell>
          <table:table-cell office:value-type="string" office:value="I don't have any particular questions.">
            <text:p>I don't have any particular questions.</text:p>
          </table:table-cell>
          <table:table-cell office:value-type="string" office:value="私は特にドイツのビールが好きです。">
            <text:p>私は特にドイツのビールが好きです。</text:p>
          </table:table-cell>
          <table:table-cell office:value-type="string" office:value="わたし は とくに ドイツ の ビール が すき です。">
            <text:p>わたし は とくに ドイツ の ビール が すき です。</text:p>
          </table:table-cell>
          <table:table-cell office:value-type="string" office:value="I particularly like German beer.">
            <text:p>I particularly like German be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届く">
            <text:p>届く</text:p>
          </table:table-cell>
          <table:table-cell office:value-type="string" office:value="とどく">
            <text:p>とどく</text:p>
          </table:table-cell>
          <table:table-cell office:value-type="string" office:value="reach, be received">
            <text:p>reach, be receiv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、父から手紙が届いた。">
            <text:p>昨日、父から手紙が届いた。</text:p>
          </table:table-cell>
          <table:table-cell office:value-type="string" office:value="きのう、ちち から てがみ が とどいた。">
            <text:p>きのう、ちち から てがみ が とどいた。</text:p>
          </table:table-cell>
          <table:table-cell office:value-type="string" office:value="I got a letter from my father yesterday.">
            <text:p>I got a letter from my father yesterday.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ぜ">
            <text:p>なぜ</text:p>
          </table:table-cell>
          <table:table-cell office:value-type="string" office:value="なぜ">
            <text:p>なぜ</text:p>
          </table:table-cell>
          <table:table-cell office:value-type="string" office:value="why">
            <text:p>why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なぜ来なかったの？">
            <text:p>なぜ来なかったの？</text:p>
          </table:table-cell>
          <table:table-cell office:value-type="string" office:value="なぜ こなかった の？">
            <text:p>なぜ こなかった の？</text:p>
          </table:table-cell>
          <table:table-cell office:value-type="string" office:value="Why didn't you come?">
            <text:p>Why didn't you come?</text:p>
          </table:table-cell>
          <table:table-cell office:value-type="string" office:value="なぜ昨日、学校を休んだんですか。">
            <text:p>なぜ昨日、学校を休んだんですか。</text:p>
          </table:table-cell>
          <table:table-cell office:value-type="string" office:value="なぜ きのう、がっこう を やすんだ ん です か。">
            <text:p>なぜ きのう、がっこう を やすんだ ん です か。</text:p>
          </table:table-cell>
          <table:table-cell office:value-type="string" office:value="Why were you absent from school yesterday?">
            <text:p>Why were you absent from school yesterday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ぶ">
            <text:p>並ぶ</text:p>
          </table:table-cell>
          <table:table-cell office:value-type="string" office:value="ならぶ">
            <text:p>ならぶ</text:p>
          </table:table-cell>
          <table:table-cell office:value-type="string" office:value="line up, be parallel">
            <text:p>line up, be paralle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に並んでください。">
            <text:p>ここに並んでください。</text:p>
          </table:table-cell>
          <table:table-cell office:value-type="string" office:value="ここ に ならんで ください。">
            <text:p>ここ に ならんで ください。</text:p>
          </table:table-cell>
          <table:table-cell office:value-type="string" office:value="Please line up here.">
            <text:p>Please line up here.</text:p>
          </table:table-cell>
          <table:table-cell office:value-type="string" office:value="テーブルの上にごちそうが並んでいる。">
            <text:p>テーブルの上にごちそうが並んでいる。</text:p>
          </table:table-cell>
          <table:table-cell office:value-type="string" office:value="テーブル の うえ に ごちそう が ならんで いる 。">
            <text:p>テーブル の うえ に ごちそう が ならんで いる 。</text:p>
          </table:table-cell>
          <table:table-cell office:value-type="string" office:value="There are some delicious treats lined up on the table.">
            <text:p>There are some delicious treats lined up on the tabl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ぶ">
            <text:p>運ぶ</text:p>
          </table:table-cell>
          <table:table-cell office:value-type="string" office:value="はこぶ">
            <text:p>はこぶ</text:p>
          </table:table-cell>
          <table:table-cell office:value-type="string" office:value="carry, transport">
            <text:p>carry, transpo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いすを2階に運んでください。">
            <text:p>いすを2階に運んでください。</text:p>
          </table:table-cell>
          <table:table-cell office:value-type="string" office:value="いす を 2 かい に はこんで ください。">
            <text:p>いす を 2 かい に はこんで ください。</text:p>
          </table:table-cell>
          <table:table-cell office:value-type="string" office:value="Please carry the chair to the second floor.">
            <text:p>Please carry the chair to the second floor.</text:p>
          </table:table-cell>
          <table:table-cell office:value-type="string" office:value="ウェーターが水を運んできました。">
            <text:p>ウェーターが水を運んできました。</text:p>
          </table:table-cell>
          <table:table-cell office:value-type="string" office:value="ウェーター が みず を はこんで きました。">
            <text:p>ウェーター が みず を はこんで きました。</text:p>
          </table:table-cell>
          <table:table-cell office:value-type="string" office:value="The waiter brought some water.">
            <text:p>The waiter brought some wa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す">
            <text:p>直す</text:p>
          </table:table-cell>
          <table:table-cell office:value-type="string" office:value="なおす">
            <text:p>なおす</text:p>
          </table:table-cell>
          <table:table-cell office:value-type="string" office:value="repair, fix">
            <text:p>repair, fix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それを直しました。">
            <text:p>私がそれを直しました。</text:p>
          </table:table-cell>
          <table:table-cell office:value-type="string" office:value="わたし が それ を なおしました。">
            <text:p>わたし が それ を なおしました。</text:p>
          </table:table-cell>
          <table:table-cell office:value-type="string" office:value="I mended it.">
            <text:p>I mended it.</text:p>
          </table:table-cell>
          <table:table-cell office:value-type="string" office:value="私は自分でパソコンを直した。">
            <text:p>私は自分でパソコンを直した。</text:p>
          </table:table-cell>
          <table:table-cell office:value-type="string" office:value="わたし は じぶん で パソコン を なおした。">
            <text:p>わたし は じぶん で パソコン を なおした。</text:p>
          </table:table-cell>
          <table:table-cell office:value-type="string" office:value="I fixed my computer myself.">
            <text:p>I fixed my computer myself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対">
            <text:p>反対</text:p>
          </table:table-cell>
          <table:table-cell office:value-type="string" office:value="はんたい">
            <text:p>はんたい</text:p>
          </table:table-cell>
          <table:table-cell office:value-type="string" office:value="oppose, object">
            <text:p>oppose, objec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反対です。">
            <text:p>私は反対です。</text:p>
          </table:table-cell>
          <table:table-cell office:value-type="string" office:value="わたし は はんたい です。">
            <text:p>わたし は はんたい です。</text:p>
          </table:table-cell>
          <table:table-cell office:value-type="string" office:value="I'm against it.">
            <text:p>I'm against it.</text:p>
          </table:table-cell>
          <table:table-cell office:value-type="string" office:value="両親が私の結婚に反対している。">
            <text:p>両親が私の結婚に反対している。</text:p>
          </table:table-cell>
          <table:table-cell office:value-type="string" office:value="りょうしん が わたし の けっこん に はんたい して いる。">
            <text:p>りょうしん が わたし の けっこん に はんたい して いる。</text:p>
          </table:table-cell>
          <table:table-cell office:value-type="string" office:value="My parents are against my marriage.">
            <text:p>My parents are against my marriag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合">
            <text:p>場合</text:p>
          </table:table-cell>
          <table:table-cell office:value-type="string" office:value="ばあい">
            <text:p>ばあい</text:p>
          </table:table-cell>
          <table:table-cell office:value-type="string" office:value="situation, case">
            <text:p>situation, 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分からない場合は私に聞いてください。">
            <text:p>分からない場合は私に聞いてください。</text:p>
          </table:table-cell>
          <table:table-cell office:value-type="string" office:value="わからない ばあい は わたし に きいて ください。">
            <text:p>わからない ばあい は わたし に きいて ください。</text:p>
          </table:table-cell>
          <table:table-cell office:value-type="string" office:value="Please ask me if you don't understand.">
            <text:p>Please ask me if you don't understand.</text:p>
          </table:table-cell>
          <table:table-cell office:value-type="string" office:value="雨の場合は、教室で授業をします。">
            <text:p>雨の場合は、教室で授業をします。</text:p>
          </table:table-cell>
          <table:table-cell office:value-type="string" office:value="あめ の ばあい は、きょうしつ で じゅぎょう を します。">
            <text:p>あめ の ばあい は、きょうしつ で じゅぎょう を します。</text:p>
          </table:table-cell>
          <table:table-cell office:value-type="string" office:value="In case of rain, we will have class in the classroom.">
            <text:p>In case of rain, we will have class in the classroom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詳しい">
            <text:p>詳しい</text:p>
          </table:table-cell>
          <table:table-cell office:value-type="string" office:value="くわしい">
            <text:p>くわしい</text:p>
          </table:table-cell>
          <table:table-cell office:value-type="string" office:value="detailed, have detailed knowledge">
            <text:p>detailed, have detailed knowledg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もっと詳しく説明してください。">
            <text:p>もっと詳しく説明してください。</text:p>
          </table:table-cell>
          <table:table-cell office:value-type="string" office:value="もっと くわしく せつめい して ください。">
            <text:p>もっと くわしく せつめい して ください。</text:p>
          </table:table-cell>
          <table:table-cell office:value-type="string" office:value="Please explain it in greater detail.">
            <text:p>Please explain it in greater detail.</text:p>
          </table:table-cell>
          <table:table-cell office:value-type="string" office:value="彼はコンピューターに詳しい。">
            <text:p>彼はコンピューターに詳しい。</text:p>
          </table:table-cell>
          <table:table-cell office:value-type="string" office:value="かれ は コンピューター に くわしい。">
            <text:p>かれ は コンピューター に くわしい。</text:p>
          </table:table-cell>
          <table:table-cell office:value-type="string" office:value="He is very familiar with computer.">
            <text:p>He is very familiar with compu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たずら">
            <text:p>いたずら</text:p>
          </table:table-cell>
          <table:table-cell office:value-type="string" office:value="いたずら">
            <text:p>いたずら</text:p>
          </table:table-cell>
          <table:table-cell office:value-type="string" office:value="mischief, prank">
            <text:p>mischief, prank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子はいたずらが大好きだ。">
            <text:p>その子はいたずらが大好きだ。</text:p>
          </table:table-cell>
          <table:table-cell office:value-type="string" office:value="その こ は いたずら が だいすき だ。">
            <text:p>その こ は いたずら が だいすき だ。</text:p>
          </table:table-cell>
          <table:table-cell office:value-type="string" office:value="That kid loves playing tricks.">
            <text:p>That kid loves playing tricks.</text:p>
          </table:table-cell>
          <table:table-cell office:value-type="string" office:value="いたずらは止めなさい。">
            <text:p>いたずらは止めなさい。</text:p>
          </table:table-cell>
          <table:table-cell office:value-type="string" office:value="いたずら は やめなさい。">
            <text:p>いたずら は やめなさい。</text:p>
          </table:table-cell>
          <table:table-cell office:value-type="string" office:value="Stop playing pranks.">
            <text:p>Stop playing prank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祝い">
            <text:p>お祝い</text:p>
          </table:table-cell>
          <table:table-cell office:value-type="string" office:value="おいわい">
            <text:p>おいわい</text:p>
          </table:table-cell>
          <table:table-cell office:value-type="string" office:value="celebration">
            <text:p>celeb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就職のお祝いをしよう。">
            <text:p>彼の就職のお祝いをしよう。</text:p>
          </table:table-cell>
          <table:table-cell office:value-type="string" office:value="かれ の しゅうしょく の おいわい を しよう。">
            <text:p>かれ の しゅうしょく の おいわい を しよう。</text:p>
          </table:table-cell>
          <table:table-cell office:value-type="string" office:value="Let's celebrate his new employment.">
            <text:p>Let's celebrate his new employment.</text:p>
          </table:table-cell>
          <table:table-cell office:value-type="string" office:value="家族みんなで弟の卒業をお祝いしました。">
            <text:p>家族みんなで弟の卒業をお祝いしました。</text:p>
          </table:table-cell>
          <table:table-cell office:value-type="string" office:value="かぞく みんな で おとうと の そつぎょう を おいわい しました。">
            <text:p>かぞく みんな で おとうと の そつぎょう を おいわい しました。</text:p>
          </table:table-cell>
          <table:table-cell office:value-type="string" office:value="My family celebrated my younger brother's graduation.">
            <text:p>My family celebrated my younger brother's graduatio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し">
            <text:p>くし</text:p>
          </table:table-cell>
          <table:table-cell office:value-type="string" office:value="くし">
            <text:p>くし</text:p>
          </table:table-cell>
          <table:table-cell office:value-type="string" office:value="comb">
            <text:p>comb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くしで髪をとかした。">
            <text:p>彼はくしで髪をとかした。</text:p>
          </table:table-cell>
          <table:table-cell office:value-type="string" office:value="かれ は くし で かみ を とかした。">
            <text:p>かれ は くし で かみ を とかした。</text:p>
          </table:table-cell>
          <table:table-cell office:value-type="string" office:value="He combed his hair.">
            <text:p>He combed his hair.</text:p>
          </table:table-cell>
          <table:table-cell office:value-type="string" office:value="このくしはお祖母ちゃんからもらいました。">
            <text:p>このくしはお祖母ちゃんからもらいました。</text:p>
          </table:table-cell>
          <table:table-cell office:value-type="string" office:value="この くし は おばあちゃん から もらいました。">
            <text:p>この くし は おばあちゃん から もらいました。</text:p>
          </table:table-cell>
          <table:table-cell office:value-type="string" office:value="I got this comb from my grandmother.">
            <text:p>I got this comb from my grandmot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ぼれる">
            <text:p>こぼれる</text:p>
          </table:table-cell>
          <table:table-cell office:value-type="string" office:value="こぼれる">
            <text:p>こぼれる</text:p>
          </table:table-cell>
          <table:table-cell office:value-type="string" office:value="spill, overflow">
            <text:p>spill, overfl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の目から涙がこぼれた。">
            <text:p>彼女の目から涙がこぼれた。</text:p>
          </table:table-cell>
          <table:table-cell office:value-type="string" office:value="かのじょ の め から なみだ が こぼれた。">
            <text:p>かのじょ の め から なみだ が こぼれた。</text:p>
          </table:table-cell>
          <table:table-cell office:value-type="string" office:value="Tears rolled down from her eyes.">
            <text:p>Tears rolled down from her eyes.</text:p>
          </table:table-cell>
          <table:table-cell office:value-type="string" office:value="大変だ、バスタブからお湯がこぼれてる！">
            <text:p>大変だ、バスタブからお湯がこぼれてる！</text:p>
          </table:table-cell>
          <table:table-cell office:value-type="string" office:value="たいへん だ、バスタブ から おゆ が こぼれてる！">
            <text:p>たいへん だ、バスタブ から おゆ が こぼれてる！</text:p>
          </table:table-cell>
          <table:table-cell office:value-type="string" office:value="Oh no! The bathtub is overflowing with hot water.">
            <text:p>Oh no! The bathtub is overflowing with hot wat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える">
            <text:p>伝える</text:p>
          </table:table-cell>
          <table:table-cell office:value-type="string" office:value="つたえる">
            <text:p>つたえる</text:p>
          </table:table-cell>
          <table:table-cell office:value-type="string" office:value="convey, transmit">
            <text:p>convey, transm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にこのことを伝えてください。">
            <text:p>みんなにこのことを伝えてください。</text:p>
          </table:table-cell>
          <table:table-cell office:value-type="string" office:value="みんな に この こと を つたえて ください。">
            <text:p>みんな に この こと を つたえて ください。</text:p>
          </table:table-cell>
          <table:table-cell office:value-type="string" office:value="Please tell everyone about this matter.">
            <text:p>Please tell everyone about this matter.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say hello to your mother.">
            <text:p>Please say hello to your moth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膝">
            <text:p>膝</text:p>
          </table:table-cell>
          <table:table-cell office:value-type="string" office:value="ひざ">
            <text:p>ひざ</text:p>
          </table:table-cell>
          <table:table-cell office:value-type="string" office:value="knee">
            <text:p>kn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 で ひざ を けが しました 。">
            <text:p>スキー で ひざ を けが しました 。</text:p>
          </table:table-cell>
          <table:table-cell office:value-type="string" office:value="I injured my knee while skiing.">
            <text:p>I injured my knee while skiing.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肘">
            <text:p>肘</text:p>
          </table:table-cell>
          <table:table-cell office:value-type="string" office:value="ひじ">
            <text:p>ひじ</text:p>
          </table:table-cell>
          <table:table-cell office:value-type="string" office:value="elbow">
            <text:p>elb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肘に怪我をした。">
            <text:p>彼は肘に怪我をした。</text:p>
          </table:table-cell>
          <table:table-cell office:value-type="string" office:value="かれ は ひじ に けが を した。">
            <text:p>かれ は ひじ に けが を した。</text:p>
          </table:table-cell>
          <table:table-cell office:value-type="string" office:value="He injured his elbow.">
            <text:p>He injured his elbow.</text:p>
          </table:table-cell>
          <table:table-cell office:value-type="string" office:value="机に肘を付くのは止めなさい。">
            <text:p>机に肘を付くのは止めなさい。</text:p>
          </table:table-cell>
          <table:table-cell office:value-type="string" office:value="つくえ に ひじ を つく の は やめなさい。">
            <text:p>つくえ に ひじ を つく の は やめなさい。</text:p>
          </table:table-cell>
          <table:table-cell office:value-type="string" office:value="Don't put your elbows on the desk.">
            <text:p>Don't put your elbows on the desk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枕">
            <text:p>枕</text:p>
          </table:table-cell>
          <table:table-cell office:value-type="string" office:value="まくら">
            <text:p>まくら</text:p>
          </table:table-cell>
          <table:table-cell office:value-type="string" office:value="pillow">
            <text:p>pil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低い枕が好きです。">
            <text:p>私は低い枕が好きです。</text:p>
          </table:table-cell>
          <table:table-cell office:value-type="string" office:value="わたし は ひくい まくら が すき です。">
            <text:p>わたし は ひくい まくら が すき です。</text:p>
          </table:table-cell>
          <table:table-cell office:value-type="string" office:value="I like thin pillows.">
            <text:p>I like thin pillows.</text:p>
          </table:table-cell>
          <table:table-cell office:value-type="string" office:value="この枕は低すぎる。">
            <text:p>この枕は低すぎる。</text:p>
          </table:table-cell>
          <table:table-cell office:value-type="string" office:value="この まくら は ひく すぎる。">
            <text:p>この まくら は ひく すぎる。</text:p>
          </table:table-cell>
          <table:table-cell office:value-type="string" office:value="This pillow is too low.">
            <text:p>This pillow is too low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物">
            <text:p>建物</text:p>
          </table:table-cell>
          <table:table-cell office:value-type="string" office:value="たてもの">
            <text:p>たてもの</text:p>
          </table:table-cell>
          <table:table-cell office:value-type="string" office:value="building, structure">
            <text:p>building, struc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日本一古い建物です。">
            <text:p>これは日本一古い建物です。</text:p>
          </table:table-cell>
          <table:table-cell office:value-type="string" office:value="これ は にほん いち ふるい たてもの です。">
            <text:p>これ は にほん いち ふるい たてもの です。</text:p>
          </table:table-cell>
          <table:table-cell office:value-type="string" office:value="This is the oldest building in Japan.">
            <text:p>This is the oldest building in Japan.</text:p>
          </table:table-cell>
          <table:table-cell office:value-type="string" office:value="あの大きい建物は何ですか。">
            <text:p>あの大きい建物は何ですか。</text:p>
          </table:table-cell>
          <table:table-cell office:value-type="string" office:value="あの おおきい たてもの は なん です か。">
            <text:p>あの おおきい たてもの は なん です か。</text:p>
          </table:table-cell>
          <table:table-cell office:value-type="string" office:value="What's that big building?">
            <text:p>What's that big building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路">
            <text:p>道路</text:p>
          </table:table-cell>
          <table:table-cell office:value-type="string" office:value="どうろ">
            <text:p>どうろ</text:p>
          </table:table-cell>
          <table:table-cell office:value-type="string" office:value="road">
            <text:p>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道路は3年前にできました。">
            <text:p>この道路は3年前にできました。</text:p>
          </table:table-cell>
          <table:table-cell office:value-type="string" office:value="この どうろ は 3 ねん まえ に できました。">
            <text:p>この どうろ は 3 ねん まえ に できました。</text:p>
          </table:table-cell>
          <table:table-cell office:value-type="string" office:value="This road was completed three years ago.">
            <text:p>This road was completed three years ago.</text:p>
          </table:table-cell>
          <table:table-cell office:value-type="string" office:value="道路で遊ばないでください。">
            <text:p>道路で遊ばないでください。</text:p>
          </table:table-cell>
          <table:table-cell office:value-type="string" office:value="どうろ で あそばないで ください。">
            <text:p>どうろ で あそばないで ください。</text:p>
          </table:table-cell>
          <table:table-cell office:value-type="string" office:value="Don't play on the road.">
            <text:p>Don't play on the roa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つ角">
            <text:p>四つ角</text:p>
          </table:table-cell>
          <table:table-cell office:value-type="string" office:value="よつかど">
            <text:p>よつかど</text:p>
          </table:table-cell>
          <table:table-cell office:value-type="string" office:value="intersection">
            <text:p>inter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の四つ角を左に曲がってください。">
            <text:p>あそこの四つ角を左に曲がってください。</text:p>
          </table:table-cell>
          <table:table-cell office:value-type="string" office:value="あそこ の よつかど を ひだり に まがって ください。">
            <text:p>あそこ の よつかど を ひだり に まがって ください。</text:p>
          </table:table-cell>
          <table:table-cell office:value-type="string" office:value="Please turn left at that crossroad up there.">
            <text:p>Please turn left at that crossroad up there.</text:p>
          </table:table-cell>
          <table:table-cell office:value-type="string" office:value="郵便局はあの四つ角にあります。">
            <text:p>郵便局はあの四つ角にあります。</text:p>
          </table:table-cell>
          <table:table-cell office:value-type="string" office:value="ゆうびんきょく は あの よつかど に あります。">
            <text:p>ゆうびんきょく は あの よつかど に あります。</text:p>
          </table:table-cell>
          <table:table-cell office:value-type="string" office:value="The post office is located at that intersection.">
            <text:p>The post office is located at that intersectio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がり角">
            <text:p>曲がり角</text:p>
          </table:table-cell>
          <table:table-cell office:value-type="string" office:value="まがりかど">
            <text:p>まがりかど</text:p>
          </table:table-cell>
          <table:table-cell office:value-type="string" office:value="corner (to turn)">
            <text:p>corner (to tur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ポストはそこの曲がり角にあります。">
            <text:p>ポストはそこの曲がり角にあります。</text:p>
          </table:table-cell>
          <table:table-cell office:value-type="string" office:value="ポスト は そこ の まがりかど に あります。">
            <text:p>ポスト は そこ の まがりかど に あります。</text:p>
          </table:table-cell>
          <table:table-cell office:value-type="string" office:value="There's a post box on that corner.">
            <text:p>There's a post box on that corner.</text:p>
          </table:table-cell>
          <table:table-cell office:value-type="string" office:value="そこの曲がり角で事故があった。">
            <text:p>そこの曲がり角で事故があった。</text:p>
          </table:table-cell>
          <table:table-cell office:value-type="string" office:value="そこ の まがりかど で じこ が あった。">
            <text:p>そこ の まがりかど で じこ が あった。</text:p>
          </table:table-cell>
          <table:table-cell office:value-type="string" office:value="There was an accident at the corner there.">
            <text:p>There was an accident at the corner ther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察">
            <text:p>警察</text:p>
          </table:table-cell>
          <table:table-cell office:value-type="string" office:value="けいさつ">
            <text:p>けいさつ</text:p>
          </table:table-cell>
          <table:table-cell office:value-type="string" office:value="police">
            <text:p>pol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警察を呼んでください。">
            <text:p>警察を呼んでください。</text:p>
          </table:table-cell>
          <table:table-cell office:value-type="string" office:value="けいさつ を よんで ください。">
            <text:p>けいさつ を よんで ください。</text:p>
          </table:table-cell>
          <table:table-cell office:value-type="string" office:value="Call the police.">
            <text:p>Call the police.</text:p>
          </table:table-cell>
          <table:table-cell office:value-type="string" office:value="事故だ！誰か警察に電話して！">
            <text:p>事故だ！誰か警察に電話して！</text:p>
          </table:table-cell>
          <table:table-cell office:value-type="string" office:value="じこ だ！だれ か けいさつ に でんわ して！">
            <text:p>じこ だ！だれ か けいさつ に でんわ して！</text:p>
          </table:table-cell>
          <table:table-cell office:value-type="string" office:value="Accident! Somebody, please call the police!">
            <text:p>Accident! Somebody, please call the police!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気">
            <text:p>空気</text:p>
          </table:table-cell>
          <table:table-cell office:value-type="string" office:value="くうき">
            <text:p>くうき</text:p>
          </table:table-cell>
          <table:table-cell office:value-type="string" office:value="air, atmosphere">
            <text:p>air, atmosphe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空気がきれいです。">
            <text:p>ここは空気がきれいです。</text:p>
          </table:table-cell>
          <table:table-cell office:value-type="string" office:value="ここ は くうき が きれい です。">
            <text:p>ここ は くうき が きれい です。</text:p>
          </table:table-cell>
          <table:table-cell office:value-type="string" office:value="The air is clean here.">
            <text:p>The air is clean here.</text:p>
          </table:table-cell>
          <table:table-cell office:value-type="string" office:value="山の空気はきれいだ。">
            <text:p>山の空気はきれいだ。</text:p>
          </table:table-cell>
          <table:table-cell office:value-type="string" office:value="やま の くうき は きれい だ。">
            <text:p>やま の くうき は きれい だ。</text:p>
          </table:table-cell>
          <table:table-cell office:value-type="string" office:value="The mountain air is clean.">
            <text:p>The mountain air is clea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ポーツ">
            <text:p>スポーツ</text:p>
          </table:table-cell>
          <table:table-cell office:value-type="string" office:value="スポーツ">
            <text:p>スポーツ</text:p>
          </table:table-cell>
          <table:table-cell office:value-type="string" office:value="sport">
            <text:p>spo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は何かスポーツをしていますか。">
            <text:p>あなたは何かスポーツをしていますか。</text:p>
          </table:table-cell>
          <table:table-cell office:value-type="string" office:value="あなた は なに か スポーツ を して います か。">
            <text:p>あなた は なに か スポーツ を して います か。</text:p>
          </table:table-cell>
          <table:table-cell office:value-type="string" office:value="Do you play any sports?">
            <text:p>Do you play any sports?</text:p>
          </table:table-cell>
          <table:table-cell office:value-type="string" office:value="私はスポーツは何もしません。">
            <text:p>私はスポーツは何もしません。</text:p>
          </table:table-cell>
          <table:table-cell office:value-type="string" office:value="わたし は スポーツ は なに も しません。">
            <text:p>わたし は スポーツ は なに も しません。</text:p>
          </table:table-cell>
          <table:table-cell office:value-type="string" office:value="I don't play any sports.">
            <text:p>I don't play any sport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ャンス">
            <text:p>チャンス</text:p>
          </table:table-cell>
          <table:table-cell office:value-type="string" office:value="チャンス">
            <text:p>チャンス</text:p>
          </table:table-cell>
          <table:table-cell office:value-type="string" office:value="chance">
            <text:p>ch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素晴らしいチャンスだ。">
            <text:p>これは素晴らしいチャンスだ。</text:p>
          </table:table-cell>
          <table:table-cell office:value-type="string" office:value="これ は すばらしい チャンス だ。">
            <text:p>これ は すばらしい チャンス だ。</text:p>
          </table:table-cell>
          <table:table-cell office:value-type="string" office:value="This is a great chance.">
            <text:p>This is a great chance.</text:p>
          </table:table-cell>
          <table:table-cell office:value-type="string" office:value="こんなチャンスは二度とありませんよ。">
            <text:p>こんなチャンスは二度とありませんよ。</text:p>
          </table:table-cell>
          <table:table-cell office:value-type="string" office:value="こんな チャンス は に ど と ありません よ。">
            <text:p>こんな チャンス は に ど と ありません よ。</text:p>
          </table:table-cell>
          <table:table-cell office:value-type="string" office:value="You won't have such a chance again.">
            <text:p>You won't have such a chance again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リーニング">
            <text:p>クリーニング</text:p>
          </table:table-cell>
          <table:table-cell office:value-type="string" office:value="クリーニング">
            <text:p>クリーニング</text:p>
          </table:table-cell>
          <table:table-cell office:value-type="string" office:value="dry cleaning">
            <text:p>dry clea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スーツをクリーニングに出しました。">
            <text:p>スーツをクリーニングに出しました。</text:p>
          </table:table-cell>
          <table:table-cell office:value-type="string" office:value="スーツ を クリーニング に だしました。">
            <text:p>スーツ を クリーニング に だしました。</text:p>
          </table:table-cell>
          <table:table-cell office:value-type="string" office:value="I sent the suit to the cleaners.">
            <text:p>I sent the suit to the cleaners.</text:p>
          </table:table-cell>
          <table:table-cell office:value-type="string" office:value="このシャツはクリーニングに出せません。">
            <text:p>このシャツはクリーニングに出せません。</text:p>
          </table:table-cell>
          <table:table-cell office:value-type="string" office:value="この シャツ は クリーニング に だせません。">
            <text:p>この シャツ は クリーニング に だせません。</text:p>
          </table:table-cell>
          <table:table-cell office:value-type="string" office:value="You cannot take this shirt to the dry cleaners.">
            <text:p>You cannot take this shirt to the dry cleaner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ービス">
            <text:p>サービス</text:p>
          </table:table-cell>
          <table:table-cell office:value-type="string" office:value="サービス">
            <text:p>サービス</text:p>
          </table:table-cell>
          <table:table-cell office:value-type="string" office:value="service">
            <text:p>serv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店はサービスがいい。">
            <text:p>この店はサービスがいい。</text:p>
          </table:table-cell>
          <table:table-cell office:value-type="string" office:value="この みせ は サービス が いい。">
            <text:p>この みせ は サービス が いい。</text:p>
          </table:table-cell>
          <table:table-cell office:value-type="string" office:value="The service in this restaurant is good.">
            <text:p>The service in this restaurant is good.</text:p>
          </table:table-cell>
          <table:table-cell office:value-type="string" office:value="このコーヒーはサービスです。">
            <text:p>このコーヒーはサービスです。</text:p>
          </table:table-cell>
          <table:table-cell office:value-type="string" office:value="この コーヒー は サービス です。">
            <text:p>この コーヒー は サービス です。</text:p>
          </table:table-cell>
          <table:table-cell office:value-type="string" office:value="This coffee is complimentary.">
            <text:p>This coffee is complimenta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ループ">
            <text:p>グループ</text:p>
          </table:table-cell>
          <table:table-cell office:value-type="string" office:value="グループ">
            <text:p>グループ</text:p>
          </table:table-cell>
          <table:table-cell office:value-type="string" office:value="group">
            <text:p>gr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に学生のグループが来た。">
            <text:p>店に学生のグループが来た。</text:p>
          </table:table-cell>
          <table:table-cell office:value-type="string" office:value="みせ に がくせい の グループ が きた。">
            <text:p>みせ に がくせい の グループ が きた。</text:p>
          </table:table-cell>
          <table:table-cell office:value-type="string" office:value="A group of students came to the shop.">
            <text:p>A group of students came to the shop.</text:p>
          </table:table-cell>
          <table:table-cell office:value-type="string" office:value="そのグループのメンバーは全部で七人だ。">
            <text:p>そのグループのメンバーは全部で七人だ。</text:p>
          </table:table-cell>
          <table:table-cell office:value-type="string" office:value="その グループ の メンバー は ぜんぶ で しち にん だ。">
            <text:p>その グループ の メンバー は ぜんぶ で しち にん だ。</text:p>
          </table:table-cell>
          <table:table-cell office:value-type="string" office:value="In total, there are seven members in the group.">
            <text:p>In total, there are seven members in the group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宅">
            <text:p>自宅</text:p>
          </table:table-cell>
          <table:table-cell office:value-type="string" office:value="じたく">
            <text:p>じたく</text:p>
          </table:table-cell>
          <table:table-cell office:value-type="string" office:value="one's house, one's home">
            <text:p>one's house, one's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宅に電話をください。">
            <text:p>自宅に電話をください。</text:p>
          </table:table-cell>
          <table:table-cell office:value-type="string" office:value="じたく に でんわ を ください。">
            <text:p>じたく に でんわ を ください。</text:p>
          </table:table-cell>
          <table:table-cell office:value-type="string" office:value="Please call me at home.">
            <text:p>Please call me at home.</text:p>
          </table:table-cell>
          <table:table-cell office:value-type="string" office:value="ご自宅はどちらですか。">
            <text:p>ご自宅はどちらですか。</text:p>
          </table:table-cell>
          <table:table-cell office:value-type="string" office:value="ごじたく は どちら です か。">
            <text:p>ごじたく は どちら です か。</text:p>
          </table:table-cell>
          <table:table-cell office:value-type="string" office:value="Where is your house?">
            <text:p>Where is your house?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庭">
            <text:p>家庭</text:p>
          </table:table-cell>
          <table:table-cell office:value-type="string" office:value="かてい">
            <text:p>かてい</text:p>
          </table:table-cell>
          <table:table-cell office:value-type="string" office:value="home, family">
            <text:p>home, fami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家庭を大切にしている。">
            <text:p>彼は家庭を大切にしている。</text:p>
          </table:table-cell>
          <table:table-cell office:value-type="string" office:value="かれ は かてい を たいせつ に して いる。">
            <text:p>かれ は かてい を たいせつ に して いる。</text:p>
          </table:table-cell>
          <table:table-cell office:value-type="string" office:value="Family is important to him.">
            <text:p>Family is important to him.</text:p>
          </table:table-cell>
          <table:table-cell office:value-type="string" office:value="家庭と仕事、どちらも大切だ。">
            <text:p>家庭と仕事、どちらも大切だ。</text:p>
          </table:table-cell>
          <table:table-cell office:value-type="string" office:value="かてい と しごと、どちら も たいせつ だ。">
            <text:p>かてい と しごと、どちら も たいせつ だ。</text:p>
          </table:table-cell>
          <table:table-cell office:value-type="string" office:value="My family and work are both important.">
            <text:p>My family and work are both importan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間">
            <text:p>期間</text:p>
          </table:table-cell>
          <table:table-cell office:value-type="string" office:value="きかん">
            <text:p>きかん</text:p>
          </table:table-cell>
          <table:table-cell office:value-type="string" office:value="term, period">
            <text:p>term, peri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スト期間は10日から15日までだ。">
            <text:p>テスト期間は10日から15日までだ。</text:p>
          </table:table-cell>
          <table:table-cell office:value-type="string" office:value="テスト きかん は とおか から 15 にち まで だ。">
            <text:p>テスト きかん は とおか から 15 にち まで だ。</text:p>
          </table:table-cell>
          <table:table-cell office:value-type="string" office:value="The exam period is from the 10th to the 15th.">
            <text:p>The exam period is from the 10th to the 15th.</text:p>
          </table:table-cell>
          <table:table-cell office:value-type="string" office:value="今、あのお店はセール期間中だ。">
            <text:p>今、あのお店はセール期間中だ。</text:p>
          </table:table-cell>
          <table:table-cell office:value-type="string" office:value="いま、あの おみせ は セール きかん ちゅう だ。">
            <text:p>いま、あの おみせ は セール きかん ちゅう だ。</text:p>
          </table:table-cell>
          <table:table-cell office:value-type="string" office:value="That store is currently having a sales period.">
            <text:p>That store is currently having a sales perio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度">
            <text:p>年度</text:p>
          </table:table-cell>
          <table:table-cell office:value-type="string" office:value="ねんど">
            <text:p>ねんど</text:p>
          </table:table-cell>
          <table:table-cell office:value-type="string" office:value="year, school year">
            <text:p>year, school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売り上げは年度によって違います。">
            <text:p>売り上げは年度によって違います。</text:p>
          </table:table-cell>
          <table:table-cell office:value-type="string" office:value="うりあげ は ねんど に よって ちがいます。">
            <text:p>うりあげ は ねんど に よって ちがいます。</text:p>
          </table:table-cell>
          <table:table-cell office:value-type="string" office:value="Sales differ in each fiscal year.">
            <text:p>Sales differ in each fiscal year.</text:p>
          </table:table-cell>
          <table:table-cell office:value-type="string" office:value="明日から新年度が始まります。">
            <text:p>明日から新年度が始まります。</text:p>
          </table:table-cell>
          <table:table-cell office:value-type="string" office:value="あした から しん ねんど が はじまります。">
            <text:p>あした から しん ねんど が はじまります。</text:p>
          </table:table-cell>
          <table:table-cell office:value-type="string" office:value="A new year starts tomorrow.">
            <text:p>A new year starts tomorrow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験">
            <text:p>経験</text:p>
          </table:table-cell>
          <table:table-cell office:value-type="string" office:value="けいけん">
            <text:p>けいけん</text:p>
          </table:table-cell>
          <table:table-cell office:value-type="string" office:value="experience, knowledge or skill gained">
            <text:p>experience, knowledge or skill gaine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試合はいい経験になりました。">
            <text:p>今日の試合はいい経験になりました。</text:p>
          </table:table-cell>
          <table:table-cell office:value-type="string" office:value="きょう の しあい は いい けいけん に なりました。">
            <text:p>きょう の しあい は いい けいけん に なりました。</text:p>
          </table:table-cell>
          <table:table-cell office:value-type="string" office:value="Today's game was a good experience.">
            <text:p>Today's game was a good experience.</text:p>
          </table:table-cell>
          <table:table-cell office:value-type="string" office:value="この経験はあなたにとってプラスになるでしょう。">
            <text:p>この経験はあなたにとってプラスになるでしょう。</text:p>
          </table:table-cell>
          <table:table-cell office:value-type="string" office:value="この けいけん は あなた にとって プラス に なる でしょう。">
            <text:p>この けいけん は あなた にとって プラス に なる でしょう。</text:p>
          </table:table-cell>
          <table:table-cell office:value-type="string" office:value="This experience will be a good thing for you.">
            <text:p>This experience will be a good thing for you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全">
            <text:p>安全</text:p>
          </table:table-cell>
          <table:table-cell office:value-type="string" office:value="あんぜん">
            <text:p>あんぜん</text:p>
          </table:table-cell>
          <table:table-cell office:value-type="string" office:value="safety, security">
            <text:p>safety, securit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安全が第一です。">
            <text:p>安全が第一です。</text:p>
          </table:table-cell>
          <table:table-cell office:value-type="string" office:value="あんぜん が だいいち です。">
            <text:p>あんぜん が だいいち です。</text:p>
          </table:table-cell>
          <table:table-cell office:value-type="string" office:value="Safety comes first.">
            <text:p>Safety comes first.</text:p>
          </table:table-cell>
          <table:table-cell office:value-type="string" office:value="安全のため、シートベルトを締めてください。">
            <text:p>安全のため、シートベルトを締めてください。</text:p>
          </table:table-cell>
          <table:table-cell office:value-type="string" office:value="あんぜん の ため、シートベルト を しめて ください。">
            <text:p>あんぜん の ため、シートベルト を しめて ください。</text:p>
          </table:table-cell>
          <table:table-cell office:value-type="string" office:value="For your safety, please fasten your seatbelt.">
            <text:p>For your safety, please fasten your seatbel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危険">
            <text:p>危険</text:p>
          </table:table-cell>
          <table:table-cell office:value-type="string" office:value="きけん">
            <text:p>きけん</text:p>
          </table:table-cell>
          <table:table-cell office:value-type="string" office:value="danger, dangerous">
            <text:p>danger, danger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地域は今、危険だ。">
            <text:p>その地域は今、危険だ。</text:p>
          </table:table-cell>
          <table:table-cell office:value-type="string" office:value="その ちいき は いま、きけん だ。">
            <text:p>その ちいき は いま、きけん だ。</text:p>
          </table:table-cell>
          <table:table-cell office:value-type="string" office:value="That region is dangerous now.">
            <text:p>That region is dangerous now.</text:p>
          </table:table-cell>
          <table:table-cell office:value-type="string" office:value="それはとても危険な手術です。">
            <text:p>それはとても危険な手術です。</text:p>
          </table:table-cell>
          <table:table-cell office:value-type="string" office:value="それ は とても きけんな しゅじゅつ です。">
            <text:p>それ は とても きけんな しゅじゅつ です。</text:p>
          </table:table-cell>
          <table:table-cell office:value-type="string" office:value="It's a very dangerous surgery.">
            <text:p>It's a very dangerous surge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意">
            <text:p>注意</text:p>
          </table:table-cell>
          <table:table-cell office:value-type="string" office:value="ちゅうい">
            <text:p>ちゅうい</text:p>
          </table:table-cell>
          <table:table-cell office:value-type="string" office:value="attention, care">
            <text:p>attention, ca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車に注意してください。">
            <text:p>車に注意してください。</text:p>
          </table:table-cell>
          <table:table-cell office:value-type="string" office:value="くるま に ちゅうい して ください。">
            <text:p>くるま に ちゅうい して ください。</text:p>
          </table:table-cell>
          <table:table-cell office:value-type="string" office:value="Please watch out for cars.">
            <text:p>Please watch out for cars.</text:p>
          </table:table-cell>
          <table:table-cell office:value-type="string" office:value="この道を走る時は注意が必要だ。">
            <text:p>この道を走る時は注意が必要だ。</text:p>
          </table:table-cell>
          <table:table-cell office:value-type="string" office:value="この みち を はしる とき は ちゅうい が ひつよう だ。">
            <text:p>この みち を はしる とき は ちゅうい が ひつよう だ。</text:p>
          </table:table-cell>
          <table:table-cell office:value-type="string" office:value="You need to pay attention when you drive on this road.">
            <text:p>You need to pay attention when you drive on this roa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功">
            <text:p>成功</text:p>
          </table:table-cell>
          <table:table-cell office:value-type="string" office:value="せいこう">
            <text:p>せいこう</text:p>
          </table:table-cell>
          <table:table-cell office:value-type="string" office:value="success">
            <text:p>succes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そのイベントは大成功でした。">
            <text:p>そのイベントは大成功でした。</text:p>
          </table:table-cell>
          <table:table-cell office:value-type="string" office:value="その イベント は だい せいこう でした。">
            <text:p>その イベント は だい せいこう でした。</text:p>
          </table:table-cell>
          <table:table-cell office:value-type="string" office:value="The event was very successful.">
            <text:p>The event was very successful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努力">
            <text:p>努力</text:p>
          </table:table-cell>
          <table:table-cell office:value-type="string" office:value="どりょく">
            <text:p>どりょく</text:p>
          </table:table-cell>
          <table:table-cell office:value-type="string" office:value="endeavor, effort">
            <text:p>endeavor, effor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もっと努力しよう。">
            <text:p>もっと努力しよう。</text:p>
          </table:table-cell>
          <table:table-cell office:value-type="string" office:value="もっと どりょく しよう。">
            <text:p>もっと どりょく しよう。</text:p>
          </table:table-cell>
          <table:table-cell office:value-type="string" office:value="Let's try harder.">
            <text:p>Let's try harder.</text:p>
          </table:table-cell>
          <table:table-cell office:value-type="string" office:value="あなたはもっと努力が必要です。">
            <text:p>あなたはもっと努力が必要です。</text:p>
          </table:table-cell>
          <table:table-cell office:value-type="string" office:value="あなた は もっと どりょく が ひつよう です。">
            <text:p>あなた は もっと どりょく が ひつよう です。</text:p>
          </table:table-cell>
          <table:table-cell office:value-type="string" office:value="You need to work harder.">
            <text:p>You need to work harder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明">
            <text:p>説明</text:p>
          </table:table-cell>
          <table:table-cell office:value-type="string" office:value="せつめい">
            <text:p>せつめい</text:p>
          </table:table-cell>
          <table:table-cell office:value-type="string" office:value="explanation, description">
            <text:p>explanation, descrip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単語の意味を説明してください。">
            <text:p>この単語の意味を説明してください。</text:p>
          </table:table-cell>
          <table:table-cell office:value-type="string" office:value="この たんご の いみ を せつめい して ください。">
            <text:p>この たんご の いみ を せつめい して ください。</text:p>
          </table:table-cell>
          <table:table-cell office:value-type="string" office:value="Please tell me the meaning of this word.">
            <text:p>Please tell me the meaning of this word.</text:p>
          </table:table-cell>
          <table:table-cell office:value-type="string" office:value="もっと詳しく説明してください。">
            <text:p>もっと詳しく説明してください。</text:p>
          </table:table-cell>
          <table:table-cell office:value-type="string" office:value="もっと くわしく せつめい して ください。">
            <text:p>もっと くわしく せつめい して ください。</text:p>
          </table:table-cell>
          <table:table-cell office:value-type="string" office:value="Please explain in greater detail.">
            <text:p>Please explain in greater detail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震">
            <text:p>地震</text:p>
          </table:table-cell>
          <table:table-cell office:value-type="string" office:value="じしん">
            <text:p>じしん</text:p>
          </table:table-cell>
          <table:table-cell office:value-type="string" office:value="earthquake">
            <text:p>earthqu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は地震が多いです。">
            <text:p>日本は地震が多いです。</text:p>
          </table:table-cell>
          <table:table-cell office:value-type="string" office:value="にほん は じしん が おおい です。">
            <text:p>にほん は じしん が おおい です。</text:p>
          </table:table-cell>
          <table:table-cell office:value-type="string" office:value="There are a lot of earthquakes in Japan.">
            <text:p>There are a lot of earthquakes in Japan.</text:p>
          </table:table-cell>
          <table:table-cell office:value-type="string" office:value="地震でガスが止まった。">
            <text:p>地震でガスが止まった。</text:p>
          </table:table-cell>
          <table:table-cell office:value-type="string" office:value="じしん で ガス が とまった。">
            <text:p>じしん で ガス が とまった。</text:p>
          </table:table-cell>
          <table:table-cell office:value-type="string" office:value="The gas line stopped due to the earthquake.">
            <text:p>The gas line stopped due to the earthquake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術">
            <text:p>手術</text:p>
          </table:table-cell>
          <table:table-cell office:value-type="string" office:value="しゅじゅつ">
            <text:p>しゅじゅつ</text:p>
          </table:table-cell>
          <table:table-cell office:value-type="string" office:value="surgical operation">
            <text:p>surgical op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父は胸の手術をした。">
            <text:p>父は胸の手術をした。</text:p>
          </table:table-cell>
          <table:table-cell office:value-type="string" office:value="ちち は むね の しゅじゅつ を した。">
            <text:p>ちち は むね の しゅじゅつ を した。</text:p>
          </table:table-cell>
          <table:table-cell office:value-type="string" office:value="My father had a chest operation.">
            <text:p>My father had a chest operation.</text:p>
          </table:table-cell>
          <table:table-cell office:value-type="string" office:value="腕の手術に4時間かかった。">
            <text:p>腕の手術に4時間かかった。</text:p>
          </table:table-cell>
          <table:table-cell office:value-type="string" office:value="うで の しゅじゅつ に 4 じかん かかった。">
            <text:p>うで の しゅじゅつ に 4 じかん かかった。</text:p>
          </table:table-cell>
          <table:table-cell office:value-type="string" office:value="The surgery on my arm took 4 hours.">
            <text:p>The surgery on my arm took 4 hours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傷">
            <text:p>火傷</text:p>
          </table:table-cell>
          <table:table-cell office:value-type="string" office:value="やけど">
            <text:p>やけど</text:p>
          </table:table-cell>
          <table:table-cell office:value-type="string" office:value="burn">
            <text:p>bur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手に火傷をしました。">
            <text:p>彼は手に火傷をしました。</text:p>
          </table:table-cell>
          <table:table-cell office:value-type="string" office:value="かれ は て に やけど を しました。">
            <text:p>かれ は て に やけど を しました。</text:p>
          </table:table-cell>
          <table:table-cell office:value-type="string" office:value="He burned his hand.">
            <text:p>He burned his hand.</text:p>
          </table:table-cell>
          <table:table-cell office:value-type="string" office:value="腕の火傷が治りません。">
            <text:p>腕の火傷が治りません。</text:p>
          </table:table-cell>
          <table:table-cell office:value-type="string" office:value="うで の やけど が なおりません。">
            <text:p>うで の やけど が なおりません。</text:p>
          </table:table-cell>
          <table:table-cell office:value-type="string" office:value="The burn on my arm isn't healing.">
            <text:p>The burn on my arm isn't healing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題">
            <text:p>課題</text:p>
          </table:table-cell>
          <table:table-cell office:value-type="string" office:value="かだい">
            <text:p>かだい</text:p>
          </table:table-cell>
          <table:table-cell office:value-type="string" office:value="task, assignment">
            <text:p>task, assign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の課題は何ですか。">
            <text:p>夏休みの課題は何ですか。</text:p>
          </table:table-cell>
          <table:table-cell office:value-type="string" office:value="なつやすみ の かだい は なん です か。">
            <text:p>なつやすみ の かだい は なん です か。</text:p>
          </table:table-cell>
          <table:table-cell office:value-type="string" office:value="What's our summer assignment?">
            <text:p>What's our summer assignment?</text:p>
          </table:table-cell>
          <table:table-cell office:value-type="string" office:value="姉が日本語の課題を手伝ってくれた。">
            <text:p>姉が日本語の課題を手伝ってくれた。</text:p>
          </table:table-cell>
          <table:table-cell office:value-type="string" office:value="あね が にほん ご の かだい を てつだって くれた。">
            <text:p>あね が にほん ご の かだい を てつだって くれた。</text:p>
          </table:table-cell>
          <table:table-cell office:value-type="string" office:value="My older sister helped me with my Japanese assignment.">
            <text:p>My older sister helped me with my Japanese assignmen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子">
            <text:p>子</text:p>
          </table:table-cell>
          <table:table-cell office:value-type="string" office:value="こ">
            <text:p>こ</text:p>
          </table:table-cell>
          <table:table-cell office:value-type="string" office:value="young child, kid">
            <text:p>young child, ki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子は日本語が分からない。">
            <text:p>その子は日本語が分からない。</text:p>
          </table:table-cell>
          <table:table-cell office:value-type="string" office:value="その こ は にほん ご が わからない。">
            <text:p>その こ は にほん ご が わからない。</text:p>
          </table:table-cell>
          <table:table-cell office:value-type="string" office:value="That kid doesn't understand Japanese.">
            <text:p>That kid doesn't understand Japanese.</text:p>
          </table:table-cell>
          <table:table-cell office:value-type="string" office:value="彼女は2才の子の母親です。">
            <text:p>彼女は2才の子の母親です。</text:p>
          </table:table-cell>
          <table:table-cell office:value-type="string" office:value="かのじょ は 2 さい の こ の ははおや です。">
            <text:p>かのじょ は 2 さい の こ の ははおや です。</text:p>
          </table:table-cell>
          <table:table-cell office:value-type="string" office:value="She's a mother of a two-year-old kid.">
            <text:p>She's a mother of a two-year-old kid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認">
            <text:p>確認</text:p>
          </table:table-cell>
          <table:table-cell office:value-type="string" office:value="かくにん">
            <text:p>かくにん</text:p>
          </table:table-cell>
          <table:table-cell office:value-type="string" office:value="confirmation">
            <text:p>confirm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もう一度、予約を確認した。">
            <text:p>もう一度、予約を確認した。</text:p>
          </table:table-cell>
          <table:table-cell office:value-type="string" office:value="もう いちど、よやく を かくにん した。">
            <text:p>もう いちど、よやく を かくにん した。</text:p>
          </table:table-cell>
          <table:table-cell office:value-type="string" office:value="I confirmed my reservation one more time.">
            <text:p>I confirmed my reservation one more time.</text:p>
          </table:table-cell>
          <table:table-cell office:value-type="string" office:value="ミーティングの時間を確認してください。">
            <text:p>ミーティングの時間を確認してください。</text:p>
          </table:table-cell>
          <table:table-cell office:value-type="string" office:value="ミーティング の じかん を かくにん して ください。">
            <text:p>ミーティング の じかん を かくにん して ください。</text:p>
          </table:table-cell>
          <table:table-cell office:value-type="string" office:value="Please confirm the time of the meeting.">
            <text:p>Please confirm the time of the meeting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際">
            <text:p>実際</text:p>
          </table:table-cell>
          <table:table-cell office:value-type="string" office:value="じっさい">
            <text:p>じっさい</text:p>
          </table:table-cell>
          <table:table-cell office:value-type="string" office:value="reality, actual state">
            <text:p>reality, actual st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実際にはあまり背が高くない。">
            <text:p>彼は実際にはあまり背が高くない。</text:p>
          </table:table-cell>
          <table:table-cell office:value-type="string" office:value="かれ は じっさい に は あまり せ が たかくない。">
            <text:p>かれ は じっさい に は あまり せ が たかくない。</text:p>
          </table:table-cell>
          <table:table-cell office:value-type="string" office:value="Actually, he's not very tall.">
            <text:p>Actually, he's not very tall.</text:p>
          </table:table-cell>
          <table:table-cell office:value-type="string" office:value="これは実際にあった話です。">
            <text:p>これは実際にあった話です。</text:p>
          </table:table-cell>
          <table:table-cell office:value-type="string" office:value="これ は じっさい に あった はなし です。">
            <text:p>これ は じっさい に あった はなし です。</text:p>
          </table:table-cell>
          <table:table-cell office:value-type="string" office:value="This is a true story.">
            <text:p>This is a true sto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際">
            <text:p>国際</text:p>
          </table:table-cell>
          <table:table-cell office:value-type="string" office:value="こくさい">
            <text:p>こくさい</text:p>
          </table:table-cell>
          <table:table-cell office:value-type="string" office:value="international">
            <text:p>internatio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で国際会議が開かれます。">
            <text:p>ここで国際会議が開かれます。</text:p>
          </table:table-cell>
          <table:table-cell office:value-type="string" office:value="ここ で こくさい かいぎ が ひらかれます。">
            <text:p>ここ で こくさい かいぎ が ひらかれます。</text:p>
          </table:table-cell>
          <table:table-cell office:value-type="string" office:value="An international conference is going to be held here.">
            <text:p>An international conference is going to be held here.</text:p>
          </table:table-cell>
          <table:table-cell office:value-type="string" office:value="今日の授業は国際社会についてです。">
            <text:p>今日の授業は国際社会についてです。</text:p>
          </table:table-cell>
          <table:table-cell office:value-type="string" office:value="きょう の じゅぎょう は こくさい しゃかい について です。">
            <text:p>きょう の じゅぎょう は こくさい しゃかい について です。</text:p>
          </table:table-cell>
          <table:table-cell office:value-type="string" office:value="Today's lesson is about international society.">
            <text:p>Today's lesson is about international societ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議">
            <text:p>会議</text:p>
          </table:table-cell>
          <table:table-cell office:value-type="string" office:value="かいぎ">
            <text:p>かいぎ</text:p>
          </table:table-cell>
          <table:table-cell office:value-type="string" office:value="conference, meeting">
            <text:p>conference, m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午後、大事な会議があります。">
            <text:p>今日の午後、大事な会議があります。</text:p>
          </table:table-cell>
          <table:table-cell office:value-type="string" office:value="きょう の ごご、だいじな かいぎ が あります。">
            <text:p>きょう の ごご、だいじな かいぎ が あります。</text:p>
          </table:table-cell>
          <table:table-cell office:value-type="string" office:value="There's an important meeting this afternoon.">
            <text:p>There's an important meeting this afternoon.</text:p>
          </table:table-cell>
          <table:table-cell office:value-type="string" office:value="火曜日に会議があります。">
            <text:p>火曜日に会議があります。</text:p>
          </table:table-cell>
          <table:table-cell office:value-type="string" office:value="かようび に かいぎ が あります。">
            <text:p>かようび に かいぎ が あります。</text:p>
          </table:table-cell>
          <table:table-cell office:value-type="string" office:value="There's a meeting on Tuesday.">
            <text:p>There's a meeting on Tuesda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提案">
            <text:p>提案</text:p>
          </table:table-cell>
          <table:table-cell office:value-type="string" office:value="ていあん">
            <text:p>ていあん</text:p>
          </table:table-cell>
          <table:table-cell office:value-type="string" office:value="suggestion, proposal">
            <text:p>suggestion, proposa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アイデアは彼の提案です。">
            <text:p>そのアイデアは彼の提案です。</text:p>
          </table:table-cell>
          <table:table-cell office:value-type="string" office:value="その アイデア は かれ の ていあん です。">
            <text:p>その アイデア は かれ の ていあん です。</text:p>
          </table:table-cell>
          <table:table-cell office:value-type="string" office:value="The idea is his suggestion.">
            <text:p>The idea is his suggestion.</text:p>
          </table:table-cell>
          <table:table-cell office:value-type="string" office:value="今度のイベントについて、彼がいい提案をした。">
            <text:p>今度のイベントについて、彼がいい提案をした。</text:p>
          </table:table-cell>
          <table:table-cell office:value-type="string" office:value="こんど の イベント について、かれ が いい ていあん を した。">
            <text:p>こんど の イベント について、かれ が いい ていあん を した。</text:p>
          </table:table-cell>
          <table:table-cell office:value-type="string" office:value="He made a good suggestion about the upcoming event.">
            <text:p>He made a good suggestion about the upcoming event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務所">
            <text:p>事務所</text:p>
          </table:table-cell>
          <table:table-cell office:value-type="string" office:value="じむしょ">
            <text:p>じむしょ</text:p>
          </table:table-cell>
          <table:table-cell office:value-type="string" office:value="office, one's place of business">
            <text:p>office, one's place of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で事務所に来てください。">
            <text:p>後で事務所に来てください。</text:p>
          </table:table-cell>
          <table:table-cell office:value-type="string" office:value="あと で じむしょ に きて ください。">
            <text:p>あと で じむしょ に きて ください。</text:p>
          </table:table-cell>
          <table:table-cell office:value-type="string" office:value="Please come to the office later.">
            <text:p>Please come to the office later.</text:p>
          </table:table-cell>
          <table:table-cell office:value-type="string" office:value="彼らは大阪に新しい事務所を開いた。">
            <text:p>彼らは大阪に新しい事務所を開いた。</text:p>
          </table:table-cell>
          <table:table-cell office:value-type="string" office:value="かれら は おおさか に あたらしい じむしょ を ひらいた。">
            <text:p>かれら は おおさか に あたらしい じむしょ を ひらいた。</text:p>
          </table:table-cell>
          <table:table-cell office:value-type="string" office:value="They opened a new office in Osaka.">
            <text:p>They opened a new office in Osak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授">
            <text:p>教授</text:p>
          </table:table-cell>
          <table:table-cell office:value-type="string" office:value="きょうじゅ">
            <text:p>きょうじゅ</text:p>
          </table:table-cell>
          <table:table-cell office:value-type="string" office:value="professor">
            <text:p>profess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化学の教授です。">
            <text:p>彼は化学の教授です。</text:p>
          </table:table-cell>
          <table:table-cell office:value-type="string" office:value="かれ は かがく の きょうじゅ です。">
            <text:p>かれ は かがく の きょうじゅ です。</text:p>
          </table:table-cell>
          <table:table-cell office:value-type="string" office:value="He's a chemistry professor.">
            <text:p>He's a chemistry professor.</text:p>
          </table:table-cell>
          <table:table-cell office:value-type="string" office:value="教授はカナダ出身です。">
            <text:p>教授はカナダ出身です。</text:p>
          </table:table-cell>
          <table:table-cell office:value-type="string" office:value="きょうじゅ は カナダ しゅっしん です。">
            <text:p>きょうじゅ は カナダ しゅっしん です。</text:p>
          </table:table-cell>
          <table:table-cell office:value-type="string" office:value="The professor is from Canada.">
            <text:p>The professor is from Canada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紀">
            <text:p>世紀</text:p>
          </table:table-cell>
          <table:table-cell office:value-type="string" office:value="せいき">
            <text:p>せいき</text:p>
          </table:table-cell>
          <table:table-cell office:value-type="string" office:value="century">
            <text:p>centu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世紀の始まりです。">
            <text:p>新しい世紀の始まりです。</text:p>
          </table:table-cell>
          <table:table-cell office:value-type="string" office:value="あたらしい せいき の はじまり です。">
            <text:p>あたらしい せいき の はじまり です。</text:p>
          </table:table-cell>
          <table:table-cell office:value-type="string" office:value="It's the start of a new century.">
            <text:p>It's the start of a new century.</text:p>
          </table:table-cell>
          <table:table-cell office:value-type="string" office:value="この建物は17世紀に建てられました。">
            <text:p>この建物は17世紀に建てられました。</text:p>
          </table:table-cell>
          <table:table-cell office:value-type="string" office:value="この たてもの は 17 せいき に たてられました。">
            <text:p>この たてもの は 17 せいき に たてられました。</text:p>
          </table:table-cell>
          <table:table-cell office:value-type="string" office:value="This structure was built in the 17th century.">
            <text:p>This structure was built in the 17th centu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紀">
            <text:p>世紀</text:p>
          </table:table-cell>
          <table:table-cell office:value-type="string" office:value="せいき">
            <text:p>せいき</text:p>
          </table:table-cell>
          <table:table-cell office:value-type="string" office:value="century">
            <text:p>centu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世紀の始まりです。">
            <text:p>新しい世紀の始まりです。</text:p>
          </table:table-cell>
          <table:table-cell office:value-type="string" office:value="あたらしい せいき の はじまり です。">
            <text:p>あたらしい せいき の はじまり です。</text:p>
          </table:table-cell>
          <table:table-cell office:value-type="string" office:value="It's the start of a new century.">
            <text:p>It's the start of a new century.</text:p>
          </table:table-cell>
          <table:table-cell office:value-type="string" office:value="この建物は17世紀に建てられました。">
            <text:p>この建物は17世紀に建てられました。</text:p>
          </table:table-cell>
          <table:table-cell office:value-type="string" office:value="この たてもの は 17 せいき に たてられました。">
            <text:p>この たてもの は 17 せいき に たてられました。</text:p>
          </table:table-cell>
          <table:table-cell office:value-type="string" office:value="This structure was built in the 17th century.">
            <text:p>This structure was built in the 17th century.</text:p>
          </table:table-cell>
          <table:table-cell office:value-type="string" office:value="C1K">
            <text:p>C1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